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0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185in" svg:height="4.874in" svg:x="4.9335in" svg:y="0.0394in">
            <draw:object draw:notify-on-update-of-ranges="Sheet1.A1:Sheet1.A999 Sheet1.B1:Sheet1.B9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04832201333">
            <text:p>0.0483220133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9672245137">
            <text:p>0.096722451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1451953626">
            <text:p>0.145195362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1937601222">
            <text:p>0.193760122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2423928262">
            <text:p>0.242392826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2910902314">
            <text:p>0.291090231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3399018364">
            <text:p>0.3399018364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3887813349">
            <text:p>0.3887813349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4376702049">
            <text:p>0.437670204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4867222602">
            <text:p>0.4867222602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5358346573">
            <text:p>0.5358346573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584866837">
            <text:p>0.58486683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6340876297">
            <text:p>0.6340876297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6834073344">
            <text:p>0.68340733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7325997477">
            <text:p>0.7325997477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7824799462">
            <text:p>0.7824799462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8317893625">
            <text:p>0.8317893625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8814860321">
            <text:p>0.8814860321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9310218536">
            <text:p>0.931021853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806502933">
            <text:p>0.9806502933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1.030274812">
            <text:p>1.030274812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1.080675632">
            <text:p>1.080675632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1.130174788">
            <text:p>1.130174788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1.18029543">
            <text:p>1.1802954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.230748568">
            <text:p>1.230748568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1.280885177">
            <text:p>1.280885177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1.330455981">
            <text:p>1.330455981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1.380793602">
            <text:p>1.380793602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1.430704181">
            <text:p>1.430704181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.482606421">
            <text:p>1.482606421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1.532483158">
            <text:p>1.532483158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1.583402032">
            <text:p>1.583402032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1.633920323">
            <text:p>1.633920323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1.68443089">
            <text:p>1.68443089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.733992301">
            <text:p>1.733992301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1.785756464">
            <text:p>1.785756464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1.837306968">
            <text:p>1.837306968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1.888381236">
            <text:p>1.888381236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1.939630465">
            <text:p>1.93963046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.989975833">
            <text:p>1.989975833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2.041331279">
            <text:p>2.041331279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2.092696149">
            <text:p>2.092696149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2.143346322">
            <text:p>2.143346322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2.193858024">
            <text:p>2.19385802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2.246056378">
            <text:p>2.246056378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2.298683777">
            <text:p>2.29868377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2.349582359">
            <text:p>2.349582359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2.401586305">
            <text:p>2.401586305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2.452777887">
            <text:p>2.45277788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.505101535">
            <text:p>2.505101535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2.556267915">
            <text:p>2.556267915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2.606369042">
            <text:p>2.60636904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2.66010876">
            <text:p>2.66010876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2.712013092">
            <text:p>2.71201309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2.761747419">
            <text:p>2.761747419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2.815252858">
            <text:p>2.815252858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2.866376974">
            <text:p>2.866376974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2.9210992">
            <text:p>2.9210992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2.968759599">
            <text:p>2.96875959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3.021221592">
            <text:p>3.021221592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3.078331309">
            <text:p>3.078331309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3.127185871">
            <text:p>3.127185871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3.177296537">
            <text:p>3.177296537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3.231289001">
            <text:p>3.231289001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3.284038988">
            <text:p>3.284038988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3.334225377">
            <text:p>3.334225377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3.383963847">
            <text:p>3.383963847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3.43884533">
            <text:p>3.43884533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3.493104414">
            <text:p>3.49310441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3.542019159">
            <text:p>3.542019159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3.592832448">
            <text:p>3.592832448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3.645919381">
            <text:p>3.645919381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3.701043079">
            <text:p>3.701043079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3.747108125">
            <text:p>3.74710812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3.795069459">
            <text:p>3.795069459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3.851637475">
            <text:p>3.851637475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3.900230113">
            <text:p>3.900230113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3.957397742">
            <text:p>3.957397742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4.004507035">
            <text:p>4.00450703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.056709337">
            <text:p>4.056709337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4.113544478">
            <text:p>4.113544478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4.159594389">
            <text:p>4.159594389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4.21174132">
            <text:p>4.21174132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4.265219694">
            <text:p>4.265219694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4.314368481">
            <text:p>4.314368481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4.364045249">
            <text:p>4.364045249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4.421878896">
            <text:p>4.421878896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4.461658431">
            <text:p>4.461658431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4.516075531">
            <text:p>4.51607553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4.570613519">
            <text:p>4.570613519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4.62625141">
            <text:p>4.62625141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4.673587617">
            <text:p>4.673587617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4.729686719">
            <text:p>4.729686719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4.773080046">
            <text:p>4.773080046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4.820242086">
            <text:p>4.820242086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4.872245562">
            <text:p>4.872245562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4.914597583">
            <text:p>4.914597583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4.972297859">
            <text:p>4.972297859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5.033651513">
            <text:p>5.0336515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084390452">
            <text:p>5.084390452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5.135295451">
            <text:p>5.135295451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5.192137221">
            <text:p>5.192137221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5.23810459">
            <text:p>5.23810459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5.278846427">
            <text:p>5.278846427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5.325638463">
            <text:p>5.325638463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5.381464522">
            <text:p>5.381464522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5.426298891">
            <text:p>5.42629889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5.47034871">
            <text:p>5.4703487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5.529123281">
            <text:p>5.52912328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5.575178186">
            <text:p>5.575178186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5.631666543">
            <text:p>5.631666543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5.669864805">
            <text:p>5.669864805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5.743167293">
            <text:p>5.743167293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5.784763399">
            <text:p>5.784763399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5.827903338">
            <text:p>5.827903338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5.881032319">
            <text:p>5.881032319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5.93254041">
            <text:p>5.93254041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5.975102716">
            <text:p>5.975102716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6.040137297">
            <text:p>6.04013729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6.087774681">
            <text:p>6.087774681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6.122972754">
            <text:p>6.122972754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6.177361444">
            <text:p>6.177361444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6.226865642">
            <text:p>6.226865642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6.264155057">
            <text:p>6.264155057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6.33718949">
            <text:p>6.33718949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6.372151102">
            <text:p>6.372151102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6.423159988">
            <text:p>6.423159988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6.462230165">
            <text:p>6.462230165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6.515529451">
            <text:p>6.51552945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6.554528331">
            <text:p>6.554528331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6.596423072">
            <text:p>6.596423072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6.656715742">
            <text:p>6.656715742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6.716709912">
            <text:p>6.716709912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6.753820256">
            <text:p>6.753820256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6.805619334">
            <text:p>6.805619334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6.862127924">
            <text:p>6.862127924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6.916293505">
            <text:p>6.916293505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6.957304783">
            <text:p>6.957304783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7.005199384">
            <text:p>7.00519938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7.054447799">
            <text:p>7.054447799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7.088725">
            <text:p>7.088725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7.158918418">
            <text:p>7.158918418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7.189230735">
            <text:p>7.189230735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7.231784933">
            <text:p>7.231784933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7.301131829">
            <text:p>7.301131829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7.355090735">
            <text:p>7.355090735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7.387457499">
            <text:p>7.387457499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7.42636815">
            <text:p>7.42636815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7.478635428">
            <text:p>7.478635428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7.530595896">
            <text:p>7.530595896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7.570072964">
            <text:p>7.570072964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7.624339604">
            <text:p>7.624339604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7.660342602">
            <text:p>7.660342602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7.726794713">
            <text:p>7.726794713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7.759602119">
            <text:p>7.759602119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7.822135924">
            <text:p>7.822135924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7.836078887">
            <text:p>7.836078887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7.892716394">
            <text:p>7.892716394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7.967261937">
            <text:p>7.967261937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7.993387514">
            <text:p>7.993387514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8.030397315">
            <text:p>8.030397315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8.074048231">
            <text:p>8.074048231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8.108908119">
            <text:p>8.108908119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8.150741001">
            <text:p>8.150741001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8.195778137">
            <text:p>8.195778137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8.25535391">
            <text:p>8.25535391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8.278514379">
            <text:p>8.278514379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8.306947306">
            <text:p>8.306947306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8.349489962">
            <text:p>8.349489962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8.387631464">
            <text:p>8.387631464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8.419197527">
            <text:p>8.419197527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8.479252102">
            <text:p>8.479252102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8.479008927">
            <text:p>8.479008927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8.536029034">
            <text:p>8.536029034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8.542572196">
            <text:p>8.542572196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8.603615298">
            <text:p>8.603615298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8.636979119">
            <text:p>8.636979119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8.648527988">
            <text:p>8.648527988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8.672616954">
            <text:p>8.672616954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8.725870344">
            <text:p>8.725870344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8.727265069">
            <text:p>8.727265069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8.786276532">
            <text:p>8.786276532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8.796870772">
            <text:p>8.796870772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8.817965186">
            <text:p>8.817965186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8.832361067">
            <text:p>8.832361067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8.878262245">
            <text:p>8.878262245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8.896769023">
            <text:p>8.896769023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8.917567619">
            <text:p>8.917567619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8.925848914">
            <text:p>8.925848914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8.931038612">
            <text:p>8.931038612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8.975756063">
            <text:p>8.975756063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8.990014897">
            <text:p>8.990014897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9.018212895">
            <text:p>9.018212895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9.040296776">
            <text:p>9.040296776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9.014049061">
            <text:p>9.014049061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9.078152821">
            <text:p>9.078152821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9.10189678">
            <text:p>9.10189678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9.114159164">
            <text:p>9.114159164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9.114918499">
            <text:p>9.114918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141976542">
            <text:p>9.141976542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9.12687952">
            <text:p>9.12687952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9.164221186">
            <text:p>9.164221186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9.16781369">
            <text:p>9.16781369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9.211763094">
            <text:p>9.211763094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9.206181831">
            <text:p>9.206181831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9.228776147">
            <text:p>9.228776147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9.230438621">
            <text:p>9.230438621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9.252424421">
            <text:p>9.252424421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9.253854016">
            <text:p>9.253854016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9.251786514">
            <text:p>9.251786514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9.298405165">
            <text:p>9.298405165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9.293472137">
            <text:p>9.293472137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9.317555704">
            <text:p>9.317555704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9.307279202">
            <text:p>9.307279202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9.323546284">
            <text:p>9.323546284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9.330881394">
            <text:p>9.330881394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9.33975108">
            <text:p>9.33975108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9.363337471">
            <text:p>9.363337471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9.365386755">
            <text:p>9.36538675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9.399235902">
            <text:p>9.399235902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9.382455788">
            <text:p>9.382455788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9.431451885">
            <text:p>9.431451885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9.420178199">
            <text:p>9.420178199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9.403131574">
            <text:p>9.403131574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9.428077795">
            <text:p>9.428077795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9.452011623">
            <text:p>9.452011623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9.464873888">
            <text:p>9.464873888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9.470804028">
            <text:p>9.470804028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9.470714584">
            <text:p>9.470714584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9.474151727">
            <text:p>9.474151727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9.471860897">
            <text:p>9.471860897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9.471616934">
            <text:p>9.471616934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9.504229821">
            <text:p>9.504229821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9.53030338">
            <text:p>9.53030338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9.539016327">
            <text:p>9.539016327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9.516632488">
            <text:p>9.516632488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9.52041254">
            <text:p>9.52041254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9.531521043">
            <text:p>9.531521043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9.562577281">
            <text:p>9.562577281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9.544494278">
            <text:p>9.544494278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9.599214081">
            <text:p>9.599214081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9.624166523">
            <text:p>9.624166523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9.593598117">
            <text:p>9.593598117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9.59942016">
            <text:p>9.59942016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9.578688073">
            <text:p>9.578688073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9.586869431">
            <text:p>9.586869431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9.612901263">
            <text:p>9.612901263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9.642827119">
            <text:p>9.642827119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9.641874484">
            <text:p>9.6418744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9.638041076">
            <text:p>9.638041076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9.657949527">
            <text:p>9.657949527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9.65740474">
            <text:p>9.65740474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9.6813047">
            <text:p>9.6813047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9.670404309">
            <text:p>9.670404309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9.655508936">
            <text:p>9.655508936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9.682444954">
            <text:p>9.682444954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9.712892876">
            <text:p>9.712892876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9.701794429">
            <text:p>9.701794429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9.709176807">
            <text:p>9.709176807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9.72293681">
            <text:p>9.72293681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9.713822773">
            <text:p>9.713822773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9.706086832">
            <text:p>9.706086832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9.754805263">
            <text:p>9.754805263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9.74191459">
            <text:p>9.74191459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9.742110288">
            <text:p>9.742110288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9.757315851">
            <text:p>9.757315851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9.757460275">
            <text:p>9.757460275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9.745560379">
            <text:p>9.745560379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9.759688738">
            <text:p>9.759688738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9.790463595">
            <text:p>9.790463595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9.80439872">
            <text:p>9.80439872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9.804502985">
            <text:p>9.804502985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9.801200157">
            <text:p>9.801200157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9.824783828">
            <text:p>9.824783828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9.819975798">
            <text:p>9.819975798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9.808807606">
            <text:p>9.808807606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9.828517274">
            <text:p>9.828517274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9.866527217">
            <text:p>9.866527217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9.87175347">
            <text:p>9.87175347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9.866361202">
            <text:p>9.866361202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9.857902984">
            <text:p>9.857902984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9.857129967">
            <text:p>9.857129967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9.865790821">
            <text:p>9.865790821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9.854662029">
            <text:p>9.854662029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9.863383863">
            <text:p>9.863383863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9.891745702">
            <text:p>9.891745702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9.894204348">
            <text:p>9.894204348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9.913395189">
            <text:p>9.913395189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9.898999973">
            <text:p>9.898999973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9.900470906">
            <text:p>9.900470906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9.92499754">
            <text:p>9.92499754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9.924273524">
            <text:p>9.924273524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9.939898858">
            <text:p>9.939898858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9.956311608">
            <text:p>9.956311608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9.971432908">
            <text:p>9.971432908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9.968776037">
            <text:p>9.968776037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9.964806355">
            <text:p>9.964806355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9.961484616">
            <text:p>9.961484616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9.957057544">
            <text:p>9.9570575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957998857">
            <text:p>9.957998857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9.969012636">
            <text:p>9.969012636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9.974269174">
            <text:p>9.974269174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9.984883651">
            <text:p>9.984883651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9.990506519">
            <text:p>9.990506519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9.993927377">
            <text:p>9.993927377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10.01318687">
            <text:p>10.01318687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10.00751053">
            <text:p>10.00751053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9.999993526">
            <text:p>9.999993526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9.998286992">
            <text:p>9.998286992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9.979842316">
            <text:p>9.979842316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9.963676193">
            <text:p>9.963676193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9.983505793">
            <text:p>9.983505793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10.00406526">
            <text:p>10.00406526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10.0001508">
            <text:p>10.0001508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10.0217944">
            <text:p>10.0217944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10.04927533">
            <text:p>10.04927533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10.04076123">
            <text:p>10.04076123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10.02931609">
            <text:p>10.02931609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10.04850012">
            <text:p>10.04850012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10.04085459">
            <text:p>10.04085459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10.04438975">
            <text:p>10.04438975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10.04496639">
            <text:p>10.04496639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10.05110693">
            <text:p>10.05110693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10.03793581">
            <text:p>10.03793581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10.04254102">
            <text:p>10.04254102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10.03978368">
            <text:p>10.03978368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10.03584093">
            <text:p>10.03584093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10.03781188">
            <text:p>10.03781188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10.04807577">
            <text:p>10.04807577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0.04919368">
            <text:p>10.04919368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10.03277429">
            <text:p>10.03277429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10.03451644">
            <text:p>10.03451644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10.04002561">
            <text:p>10.04002561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10.05361567">
            <text:p>10.05361567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10.02611495">
            <text:p>10.02611495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10.0284154">
            <text:p>10.0284154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10.02037837">
            <text:p>10.02037837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9.987085092">
            <text:p>9.987085092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10.00265203">
            <text:p>10.00265203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10.01361834">
            <text:p>10.01361834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10.04370695">
            <text:p>10.04370695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10.06577006">
            <text:p>10.06577006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10.07724792">
            <text:p>10.07724792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10.06334747">
            <text:p>10.06334747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10.0218101">
            <text:p>10.0218101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10.04427852">
            <text:p>10.04427852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10.0461357">
            <text:p>10.0461357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10.05112046">
            <text:p>10.05112046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10.05786199">
            <text:p>10.0578619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0.06515392">
            <text:p>10.06515392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10.06384704">
            <text:p>10.06384704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10.06348389">
            <text:p>10.06348389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10.07920217">
            <text:p>10.07920217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10.04643608">
            <text:p>10.04643608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10.02628676">
            <text:p>10.02628676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10.02438162">
            <text:p>10.02438162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10.03051126">
            <text:p>10.03051126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10.06252766">
            <text:p>10.06252766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10.06218768">
            <text:p>10.06218768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10.04161654">
            <text:p>10.04161654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10.01865509">
            <text:p>10.01865509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10.00390515">
            <text:p>10.00390515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9.997211038">
            <text:p>9.997211038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9.970420245">
            <text:p>9.970420245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9.980084611">
            <text:p>9.980084611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9.986382967">
            <text:p>9.986382967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10.00802768">
            <text:p>10.00802768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10.01247511">
            <text:p>10.01247511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9.979760329">
            <text:p>9.979760329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9.966940923">
            <text:p>9.966940923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9.954098055">
            <text:p>9.954098055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9.956937146">
            <text:p>9.956937146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9.966682811">
            <text:p>9.966682811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9.979123409">
            <text:p>9.979123409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10.00714848">
            <text:p>10.00714848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9.996702165">
            <text:p>9.996702165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9.985378155">
            <text:p>9.985378155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9.973272085">
            <text:p>9.973272085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9.968971213">
            <text:p>9.968971213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9.963595212">
            <text:p>9.963595212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9.968435642">
            <text:p>9.968435642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9.977877774">
            <text:p>9.977877774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9.970596993">
            <text:p>9.970596993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9.964161131">
            <text:p>9.964161131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9.946329025">
            <text:p>9.946329025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9.944840763">
            <text:p>9.944840763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9.930449054">
            <text:p>9.930449054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9.943508224">
            <text:p>9.943508224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9.953686424">
            <text:p>9.953686424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9.968134909">
            <text:p>9.968134909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9.979937121">
            <text:p>9.979937121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9.959759855">
            <text:p>9.959759855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9.949054323">
            <text:p>9.949054323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9.954373878">
            <text:p>9.954373878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9.947954874">
            <text:p>9.947954874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9.922510815">
            <text:p>9.922510815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9.916740413">
            <text:p>9.916740413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9.906108111">
            <text:p>9.906108111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9.887001742">
            <text:p>9.8870017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868822336">
            <text:p>9.868822336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9.879532444">
            <text:p>9.879532444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9.872759864">
            <text:p>9.872759864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9.896203104">
            <text:p>9.896203104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9.902615324">
            <text:p>9.902615324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9.899584729">
            <text:p>9.899584729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9.90543972">
            <text:p>9.90543972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9.918772748">
            <text:p>9.918772748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9.89962624">
            <text:p>9.89962624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9.875733576">
            <text:p>9.875733576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9.855281">
            <text:p>9.855281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9.871105196">
            <text:p>9.871105196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9.880317155">
            <text:p>9.880317155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9.899907396">
            <text:p>9.899907396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9.90017164">
            <text:p>9.90017164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9.871564336">
            <text:p>9.871564336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9.860331435">
            <text:p>9.860331435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9.855832089">
            <text:p>9.855832089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9.857965581">
            <text:p>9.857965581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9.862020874">
            <text:p>9.862020874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9.857952051">
            <text:p>9.857952051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9.877390625">
            <text:p>9.877390625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9.909660389">
            <text:p>9.909660389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9.929684264">
            <text:p>9.929684264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9.927779452">
            <text:p>9.927779452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9.91803061">
            <text:p>9.91803061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9.915075554">
            <text:p>9.915075554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9.914471926">
            <text:p>9.914471926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9.903531132">
            <text:p>9.903531132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9.914818018">
            <text:p>9.914818018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9.921916896">
            <text:p>9.921916896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9.921006527">
            <text:p>9.921006527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9.907530064">
            <text:p>9.907530064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9.910887219">
            <text:p>9.910887219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9.91008753">
            <text:p>9.91008753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9.905163244">
            <text:p>9.905163244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9.912884498">
            <text:p>9.912884498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9.904460765">
            <text:p>9.904460765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9.887042081">
            <text:p>9.887042081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9.874445925">
            <text:p>9.874445925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9.880305505">
            <text:p>9.880305505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9.886738169">
            <text:p>9.886738169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9.894586877">
            <text:p>9.894586877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9.894931109">
            <text:p>9.894931109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9.869434549">
            <text:p>9.869434549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9.88655107">
            <text:p>9.88655107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9.891105894">
            <text:p>9.891105894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9.885638399">
            <text:p>9.885638399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9.871105341">
            <text:p>9.871105341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9.853493703">
            <text:p>9.85349370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9.853390989">
            <text:p>9.853390989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9.856263554">
            <text:p>9.856263554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9.859655852">
            <text:p>9.859655852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9.862348196">
            <text:p>9.862348196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9.853480578">
            <text:p>9.853480578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9.851671694">
            <text:p>9.851671694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9.880595383">
            <text:p>9.880595383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9.889263738">
            <text:p>9.889263738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9.87565676">
            <text:p>9.87565676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9.86622002">
            <text:p>9.86622002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9.873369208">
            <text:p>9.873369208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9.859527442">
            <text:p>9.859527442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9.833975647">
            <text:p>9.833975647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9.805603729">
            <text:p>9.805603729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9.803982278">
            <text:p>9.803982278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9.828126455">
            <text:p>9.828126455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9.834549444">
            <text:p>9.834549444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9.846477252">
            <text:p>9.846477252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9.856263236">
            <text:p>9.856263236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9.868593901">
            <text:p>9.868593901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9.884670884">
            <text:p>9.884670884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9.887835037">
            <text:p>9.887835037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9.883650778">
            <text:p>9.883650778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9.885461863">
            <text:p>9.885461863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9.906739192">
            <text:p>9.906739192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9.913004068">
            <text:p>9.913004068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9.903263602">
            <text:p>9.903263602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9.900235729">
            <text:p>9.900235729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9.898851427">
            <text:p>9.898851427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9.890083689">
            <text:p>9.890083689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9.897472431">
            <text:p>9.897472431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9.895600247">
            <text:p>9.895600247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9.886370998">
            <text:p>9.886370998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9.874802597">
            <text:p>9.874802597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9.857848949">
            <text:p>9.857848949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9.862012671">
            <text:p>9.862012671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9.866658344">
            <text:p>9.866658344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9.834649161">
            <text:p>9.834649161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9.826583704">
            <text:p>9.82658370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9.837758478">
            <text:p>9.837758478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9.850722023">
            <text:p>9.850722023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9.864257692">
            <text:p>9.864257692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9.871025183">
            <text:p>9.871025183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9.862353971">
            <text:p>9.862353971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9.863333266">
            <text:p>9.863333266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9.872746548">
            <text:p>9.872746548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9.879107127">
            <text:p>9.879107127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9.880235809">
            <text:p>9.880235809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9.892241816">
            <text:p>9.892241816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9.882045372">
            <text:p>9.8820453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888880035">
            <text:p>9.888880035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9.888544066">
            <text:p>9.888544066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9.908716595">
            <text:p>9.908716595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9.919935966">
            <text:p>9.919935966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9.917208834">
            <text:p>9.91720883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9.913542982">
            <text:p>9.913542982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9.913783485">
            <text:p>9.913783485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9.906545233">
            <text:p>9.906545233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9.89741898">
            <text:p>9.89741898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9.89774503">
            <text:p>9.89774503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9.901885484">
            <text:p>9.901885484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9.90622356">
            <text:p>9.90622356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9.907181316">
            <text:p>9.907181316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9.91081207">
            <text:p>9.91081207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9.928583856">
            <text:p>9.928583856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9.912789407">
            <text:p>9.912789407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9.913820184">
            <text:p>9.913820184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9.934308715">
            <text:p>9.934308715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9.929360595">
            <text:p>9.929360595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9.910701463">
            <text:p>9.91070146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9.903163376">
            <text:p>9.903163376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9.900117582">
            <text:p>9.900117582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9.892284645">
            <text:p>9.892284645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9.886945427">
            <text:p>9.886945427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9.87744024">
            <text:p>9.87744024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9.877983167">
            <text:p>9.877983167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9.883733462">
            <text:p>9.883733462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9.897800495">
            <text:p>9.897800495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9.901073062">
            <text:p>9.901073062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9.90138138">
            <text:p>9.90138138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9.911650978">
            <text:p>9.911650978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9.905911596">
            <text:p>9.905911596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9.900870146">
            <text:p>9.900870146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9.902482107">
            <text:p>9.902482107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9.909401288">
            <text:p>9.909401288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9.907339031">
            <text:p>9.907339031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9.904548568">
            <text:p>9.904548568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9.896325297">
            <text:p>9.896325297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9.888040075">
            <text:p>9.888040075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9.903036887">
            <text:p>9.903036887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9.914038981">
            <text:p>9.914038981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9.919367516">
            <text:p>9.919367516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9.920517534">
            <text:p>9.920517534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9.921677993">
            <text:p>9.921677993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9.927830811">
            <text:p>9.927830811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9.931161629">
            <text:p>9.931161629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9.924567513">
            <text:p>9.924567513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9.939292639">
            <text:p>9.939292639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9.943133279">
            <text:p>9.943133279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9.951240851">
            <text:p>9.951240851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9.965468764">
            <text:p>9.965468764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9.962414825">
            <text:p>9.962414825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9.957963136">
            <text:p>9.957963136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9.95598221">
            <text:p>9.95598221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9.971612581">
            <text:p>9.971612581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9.99809632">
            <text:p>9.99809632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9.9837222">
            <text:p>9.9837222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9.977743614">
            <text:p>9.977743614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9.984688498">
            <text:p>9.984688498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9.989379463">
            <text:p>9.989379463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9.997168747">
            <text:p>9.997168747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10.00773304">
            <text:p>10.00773304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10.00852727">
            <text:p>10.00852727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10.01001222">
            <text:p>10.01001222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9.980421994">
            <text:p>9.980421994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9.971944801">
            <text:p>9.971944801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9.971168311">
            <text:p>9.971168311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9.945704359">
            <text:p>9.945704359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9.947058298">
            <text:p>9.947058298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9.935556314">
            <text:p>9.935556314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9.940435974">
            <text:p>9.940435974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9.965198977">
            <text:p>9.965198977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9.975632273">
            <text:p>9.975632273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9.977067194">
            <text:p>9.977067194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9.97640808">
            <text:p>9.97640808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9.974942274">
            <text:p>9.974942274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9.975349303">
            <text:p>9.975349303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9.971832576">
            <text:p>9.971832576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10.00053302">
            <text:p>10.00053302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10.00096577">
            <text:p>10.00096577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0.00760296">
            <text:p>10.00760296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10.01152892">
            <text:p>10.01152892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10.01599725">
            <text:p>10.01599725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10.01418743">
            <text:p>10.01418743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10.03415094">
            <text:p>10.03415094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10.03889069">
            <text:p>10.03889069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10.0309085">
            <text:p>10.0309085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10.02331249">
            <text:p>10.02331249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10.00243659">
            <text:p>10.00243659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10.00025239">
            <text:p>10.00025239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10.01891251">
            <text:p>10.01891251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10.01941716">
            <text:p>10.01941716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10.00994916">
            <text:p>10.00994916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10.01215669">
            <text:p>10.01215669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10.02483985">
            <text:p>10.02483985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10.04763163">
            <text:p>10.04763163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10.04613442">
            <text:p>10.04613442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10.04702149">
            <text:p>10.04702149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10.04668272">
            <text:p>10.04668272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10.03601928">
            <text:p>10.036019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02685251">
            <text:p>10.02685251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10.02506928">
            <text:p>10.02506928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10.02455946">
            <text:p>10.02455946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10.01704835">
            <text:p>10.01704835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10.01782035">
            <text:p>10.01782035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10.00944359">
            <text:p>10.00944359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10.01058564">
            <text:p>10.01058564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10.02234815">
            <text:p>10.02234815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10.0234964">
            <text:p>10.0234964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10.01823981">
            <text:p>10.01823981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10.02638219">
            <text:p>10.02638219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10.03417367">
            <text:p>10.03417367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10.03626995">
            <text:p>10.03626995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10.05526939">
            <text:p>10.05526939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10.06888486">
            <text:p>10.06888486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10.06722648">
            <text:p>10.06722648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10.0703025">
            <text:p>10.0703025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10.08165291">
            <text:p>10.08165291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10.0824079">
            <text:p>10.0824079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10.08686096">
            <text:p>10.08686096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10.11423005">
            <text:p>10.11423005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10.12668332">
            <text:p>10.12668332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10.12963311">
            <text:p>10.12963311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10.13478911">
            <text:p>10.13478911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10.13734556">
            <text:p>10.13734556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10.12705016">
            <text:p>10.12705016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10.13127982">
            <text:p>10.13127982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10.13604933">
            <text:p>10.13604933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10.12052936">
            <text:p>10.12052936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10.10120117">
            <text:p>10.10120117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10.09115908">
            <text:p>10.09115908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10.08037857">
            <text:p>10.08037857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10.10239307">
            <text:p>10.10239307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10.11668122">
            <text:p>10.11668122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10.12974673">
            <text:p>10.12974673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10.14063373">
            <text:p>10.14063373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10.14483319">
            <text:p>10.14483319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10.13480586">
            <text:p>10.13480586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10.12136363">
            <text:p>10.12136363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10.10609544">
            <text:p>10.10609544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10.11169038">
            <text:p>10.11169038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10.12947478">
            <text:p>10.12947478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10.13817461">
            <text:p>10.13817461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10.14878234">
            <text:p>10.14878234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10.1472024">
            <text:p>10.1472024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10.13136111">
            <text:p>10.13136111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10.14829223">
            <text:p>10.14829223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10.13604882">
            <text:p>10.13604882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10.15037536">
            <text:p>10.15037536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10.16018216">
            <text:p>10.1601821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0.16072488">
            <text:p>10.16072488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10.16962077">
            <text:p>10.16962077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10.17843948">
            <text:p>10.17843948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10.18169558">
            <text:p>10.18169558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10.18382404">
            <text:p>10.18382404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10.19232713">
            <text:p>10.19232713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10.19568734">
            <text:p>10.19568734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10.20941208">
            <text:p>10.20941208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10.20976454">
            <text:p>10.20976454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10.19115835">
            <text:p>10.19115835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10.18494464">
            <text:p>10.18494464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10.17722321">
            <text:p>10.17722321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10.19627536">
            <text:p>10.19627536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10.23497754">
            <text:p>10.23497754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10.23789368">
            <text:p>10.23789368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10.22669182">
            <text:p>10.22669182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10.24538881">
            <text:p>10.24538881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10.2534433">
            <text:p>10.2534433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10.23141999">
            <text:p>10.23141999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10.23520325">
            <text:p>10.23520325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10.2687315">
            <text:p>10.2687315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10.27338791">
            <text:p>10.27338791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10.28078872">
            <text:p>10.28078872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10.27110686">
            <text:p>10.27110686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10.25567875">
            <text:p>10.25567875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10.24228745">
            <text:p>10.24228745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10.23419976">
            <text:p>10.23419976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10.22064235">
            <text:p>10.22064235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10.21726982">
            <text:p>10.21726982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10.22719">
            <text:p>10.22719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0.21743653">
            <text:p>10.21743653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10.23653285">
            <text:p>10.23653285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10.23932001">
            <text:p>10.23932001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10.25264603">
            <text:p>10.25264603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10.26074855">
            <text:p>10.26074855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10.26405151">
            <text:p>10.26405151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10.25757506">
            <text:p>10.25757506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10.25662633">
            <text:p>10.25662633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10.26677671">
            <text:p>10.26677671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10.26794299">
            <text:p>10.26794299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10.27334653">
            <text:p>10.27334653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10.26989179">
            <text:p>10.26989179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10.25513416">
            <text:p>10.25513416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10.25878879">
            <text:p>10.25878879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10.24375329">
            <text:p>10.24375329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10.2589128">
            <text:p>10.2589128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10.29589934">
            <text:p>10.29589934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10.3035993">
            <text:p>10.3035993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10.30355576">
            <text:p>10.30355576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10.30813078">
            <text:p>10.308130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31997877">
            <text:p>10.31997877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10.32442818">
            <text:p>10.32442818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10.33232683">
            <text:p>10.33232683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10.33531845">
            <text:p>10.33531845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10.33454322">
            <text:p>10.33454322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10.32924098">
            <text:p>10.32924098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10.32611051">
            <text:p>10.32611051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10.34112425">
            <text:p>10.34112425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10.33768642">
            <text:p>10.33768642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10.34826559">
            <text:p>10.34826559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0.36485659">
            <text:p>10.36485659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10.38593962">
            <text:p>10.38593962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10.39226105">
            <text:p>10.39226105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10.39495241">
            <text:p>10.39495241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10.38026643">
            <text:p>10.38026643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10.35297895">
            <text:p>10.35297895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10.33027369">
            <text:p>10.33027369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10.32428491">
            <text:p>10.32428491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10.33213791">
            <text:p>10.33213791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10.32668505">
            <text:p>10.32668505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0.33460961">
            <text:p>10.33460961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10.3611097">
            <text:p>10.3611097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10.390541">
            <text:p>10.390541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10.39997317">
            <text:p>10.39997317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10.40249066">
            <text:p>10.40249066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10.40564313">
            <text:p>10.40564313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10.41822766">
            <text:p>10.41822766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10.41968469">
            <text:p>10.41968469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10.4134718">
            <text:p>10.4134718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10.39741058">
            <text:p>10.39741058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0.38720269">
            <text:p>10.38720269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10.38294134">
            <text:p>10.38294134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10.39916144">
            <text:p>10.39916144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10.43281615">
            <text:p>10.43281615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10.45448627">
            <text:p>10.45448627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10.45544303">
            <text:p>10.45544303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10.43614597">
            <text:p>10.43614597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10.40969562">
            <text:p>10.40969562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10.39258155">
            <text:p>10.39258155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10.38970841">
            <text:p>10.38970841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10.41975675">
            <text:p>10.41975675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10.42977425">
            <text:p>10.42977425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10.42663468">
            <text:p>10.42663468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10.42816262">
            <text:p>10.42816262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10.42137667">
            <text:p>10.42137667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10.45169985">
            <text:p>10.45169985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10.44452263">
            <text:p>10.44452263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10.44050641">
            <text:p>10.44050641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10.46292643">
            <text:p>10.46292643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10.47003476">
            <text:p>10.4700347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0.45551514">
            <text:p>10.45551514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10.44040485">
            <text:p>10.44040485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10.44506009">
            <text:p>10.44506009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10.45906644">
            <text:p>10.45906644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10.46882416">
            <text:p>10.46882416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10.46922211">
            <text:p>10.46922211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10.48768675">
            <text:p>10.48768675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10.51536039">
            <text:p>10.51536039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10.52183273">
            <text:p>10.52183273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10.51354718">
            <text:p>10.51354718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10.50377022">
            <text:p>10.50377022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10.51661365">
            <text:p>10.51661365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10.5078289">
            <text:p>10.5078289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10.50771822">
            <text:p>10.50771822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10.50044935">
            <text:p>10.50044935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10.52287568">
            <text:p>10.52287568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10.5303916">
            <text:p>10.5303916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10.52975277">
            <text:p>10.52975277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10.54389121">
            <text:p>10.54389121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10.5606288">
            <text:p>10.5606288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10.56839433">
            <text:p>10.56839433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10.61654037">
            <text:p>10.61654037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10.63740619">
            <text:p>10.63740619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10.64150303">
            <text:p>10.64150303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10.63981014">
            <text:p>10.63981014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10.66204346">
            <text:p>10.66204346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10.67749516">
            <text:p>10.67749516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10.68759661">
            <text:p>10.68759661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10.68555307">
            <text:p>10.68555307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10.67238773">
            <text:p>10.67238773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10.66251895">
            <text:p>10.66251895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10.66391791">
            <text:p>10.66391791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10.66205663">
            <text:p>10.66205663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10.67642976">
            <text:p>10.67642976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10.67156188">
            <text:p>10.67156188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10.67446387">
            <text:p>10.67446387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10.64925017">
            <text:p>10.64925017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10.65361675">
            <text:p>10.65361675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10.66951324">
            <text:p>10.66951324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10.68826769">
            <text:p>10.68826769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10.67630655">
            <text:p>10.67630655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10.68001566">
            <text:p>10.68001566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10.68217051">
            <text:p>10.68217051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10.67970272">
            <text:p>10.67970272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10.67744373">
            <text:p>10.67744373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10.66656096">
            <text:p>10.66656096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10.63839773">
            <text:p>10.63839773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10.64852119">
            <text:p>10.64852119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10.63557196">
            <text:p>10.63557196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10.65875848">
            <text:p>10.658758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66640904">
            <text:p>10.66640904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10.6863136">
            <text:p>10.6863136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10.71401593">
            <text:p>10.71401593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10.77419159">
            <text:p>10.77419159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10.76998407">
            <text:p>10.76998407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10.77383815">
            <text:p>10.77383815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10.78321344">
            <text:p>10.78321344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10.77781049">
            <text:p>10.77781049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10.78337639">
            <text:p>10.78337639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10.7972233">
            <text:p>10.7972233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10.81910536">
            <text:p>10.81910536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10.79468739">
            <text:p>10.79468739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10.7975829">
            <text:p>10.7975829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10.8074719">
            <text:p>10.8074719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10.81286105">
            <text:p>10.81286105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10.80769026">
            <text:p>10.80769026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10.80039349">
            <text:p>10.80039349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10.79533563">
            <text:p>10.79533563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10.79727348">
            <text:p>10.79727348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10.81756758">
            <text:p>10.81756758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0.79706537">
            <text:p>10.79706537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10.79544627">
            <text:p>10.79544627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10.79045587">
            <text:p>10.79045587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10.8012581">
            <text:p>10.8012581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10.82459111">
            <text:p>10.82459111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10.82585566">
            <text:p>10.82585566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10.85102288">
            <text:p>10.85102288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10.84766351">
            <text:p>10.84766351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10.86286908">
            <text:p>10.86286908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10.87075551">
            <text:p>10.87075551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10.85191428">
            <text:p>10.85191428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10.85749709">
            <text:p>10.85749709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10.83988813">
            <text:p>10.83988813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10.83710735">
            <text:p>10.83710735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10.85635761">
            <text:p>10.85635761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10.86759909">
            <text:p>10.86759909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10.86938927">
            <text:p>10.86938927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10.87387741">
            <text:p>10.87387741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10.88330969">
            <text:p>10.88330969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10.90995583">
            <text:p>10.90995583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10.9274278">
            <text:p>10.9274278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10.92516838">
            <text:p>10.92516838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10.91370008">
            <text:p>10.91370008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10.92841493">
            <text:p>10.92841493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10.95556397">
            <text:p>10.95556397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10.96153606">
            <text:p>10.96153606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10.96840063">
            <text:p>10.96840063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10.97946829">
            <text:p>10.97946829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10.99089894">
            <text:p>10.99089894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10.96968937">
            <text:p>10.9696893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10.93094969">
            <text:p>10.93094969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10.902478">
            <text:p>10.902478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10.90151715">
            <text:p>10.90151715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10.8931694">
            <text:p>10.8931694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10.89884444">
            <text:p>10.89884444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10.88894982">
            <text:p>10.88894982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10.88840291">
            <text:p>10.88840291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10.90243114">
            <text:p>10.90243114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10.92029649">
            <text:p>10.92029649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10.9344457">
            <text:p>10.934445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10.94502709">
            <text:p>10.94502709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10.96015625">
            <text:p>10.96015625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10.95476558">
            <text:p>10.95476558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10.9640173">
            <text:p>10.9640173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10.96901288">
            <text:p>10.96901288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10.99448971">
            <text:p>10.99448971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11.00355459">
            <text:p>11.00355459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11.00631859">
            <text:p>11.00631859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11.01016396">
            <text:p>11.01016396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11.02311239">
            <text:p>11.02311239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11.03718076">
            <text:p>11.03718076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11.03127373">
            <text:p>11.03127373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11.0445914">
            <text:p>11.0445914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11.04092439">
            <text:p>11.04092439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11.04412967">
            <text:p>11.04412967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11.06342494">
            <text:p>11.06342494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11.06620126">
            <text:p>11.06620126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11.0647635">
            <text:p>11.0647635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11.09515627">
            <text:p>11.09515627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11.08221611">
            <text:p>11.08221611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11.09645904">
            <text:p>11.09645904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11.10027969">
            <text:p>11.10027969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11.10711182">
            <text:p>11.10711182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11.10126388">
            <text:p>11.10126388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11.09557562">
            <text:p>11.09557562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11.09673788">
            <text:p>11.09673788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11.06411414">
            <text:p>11.06411414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11.06656466">
            <text:p>11.06656466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11.06610825">
            <text:p>11.06610825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11.07421773">
            <text:p>11.07421773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11.06547163">
            <text:p>11.06547163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11.08208627">
            <text:p>11.08208627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11.07130808">
            <text:p>11.07130808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11.06393703">
            <text:p>11.06393703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11.06476963">
            <text:p>11.06476963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11.05893528">
            <text:p>11.05893528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11.0649141">
            <text:p>11.0649141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11.05612337">
            <text:p>11.05612337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11.06377903">
            <text:p>11.06377903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11.09765434">
            <text:p>11.097654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1323577">
            <text:p>11.1323577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11.14911039">
            <text:p>11.14911039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11.14596381">
            <text:p>11.14596381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11.15293748">
            <text:p>11.15293748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11.13925416">
            <text:p>11.13925416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11.1283019">
            <text:p>11.1283019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11.15881914">
            <text:p>11.15881914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11.16757367">
            <text:p>11.16757367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11.19834109">
            <text:p>11.19834109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11.21318809">
            <text:p>11.21318809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11.220942">
            <text:p>11.220942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11.19708363">
            <text:p>11.19708363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11.19583782">
            <text:p>11.19583782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11.21432616">
            <text:p>11.21432616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11.23923169">
            <text:p>11.23923169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11.26363682">
            <text:p>11.26363682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11.26444775">
            <text:p>11.26444775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11.25069054">
            <text:p>11.25069054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11.24117356">
            <text:p>11.24117356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11.23069068">
            <text:p>11.23069068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11.20562393">
            <text:p>11.20562393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11.22996833">
            <text:p>11.22996833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11.25031919">
            <text:p>11.25031919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11.27229482">
            <text:p>11.27229482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11.27651331">
            <text:p>11.27651331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11.29124275">
            <text:p>11.29124275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11.29801416">
            <text:p>11.29801416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11.27377387">
            <text:p>11.27377387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11.28455416">
            <text:p>11.28455416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11.25760144">
            <text:p>11.25760144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11.24609374">
            <text:p>11.24609374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11.25905069">
            <text:p>11.25905069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11.28127143">
            <text:p>11.28127143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11.31191128">
            <text:p>11.31191128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11.32599601">
            <text:p>11.32599601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11.30759041">
            <text:p>11.30759041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11.28796487">
            <text:p>11.28796487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11.27819919">
            <text:p>11.27819919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11.2764518">
            <text:p>11.2764518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11.29583447">
            <text:p>11.29583447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11.28696739">
            <text:p>11.28696739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11.28728547">
            <text:p>11.28728547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11.27651441">
            <text:p>11.27651441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11.27257615">
            <text:p>11.27257615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11.2754186">
            <text:p>11.2754186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11.27966251">
            <text:p>11.27966251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11.30958238">
            <text:p>11.30958238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11.31255473">
            <text:p>11.31255473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11.31242306">
            <text:p>11.31242306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11.29893315">
            <text:p>11.29893315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11.28915731">
            <text:p>11.28915731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11.29612792">
            <text:p>11.29612792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11.29030254">
            <text:p>11.29030254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11.28246792">
            <text:p>11.28246792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11.26860181">
            <text:p>11.26860181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11.24900452">
            <text:p>11.24900452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11.24096381">
            <text:p>11.24096381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11.25811026">
            <text:p>11.25811026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11.25924509">
            <text:p>11.25924509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11.23787535">
            <text:p>11.23787535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11.25824321">
            <text:p>11.25824321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11.2760822">
            <text:p>11.2760822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11.27739446">
            <text:p>11.27739446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11.28166001">
            <text:p>11.28166001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11.28232285">
            <text:p>11.28232285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11.2836519">
            <text:p>11.2836519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11.28917515">
            <text:p>11.28917515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11.2986108">
            <text:p>11.2986108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11.3235263">
            <text:p>11.3235263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11.33721597">
            <text:p>11.33721597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11.33134927">
            <text:p>11.33134927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11.35061335">
            <text:p>11.35061335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11.32650009">
            <text:p>11.32650009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11.31734368">
            <text:p>11.31734368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11.34261549">
            <text:p>11.34261549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11.3730082">
            <text:p>11.3730082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11.39992576">
            <text:p>11.39992576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11.39711205">
            <text:p>11.39711205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11.40195967">
            <text:p>11.40195967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11.40353869">
            <text:p>11.40353869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11.41035463">
            <text:p>11.41035463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11.40951764">
            <text:p>11.40951764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1.41928284">
            <text:p>11.41928284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11.41499141">
            <text:p>11.41499141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11.42993278">
            <text:p>11.42993278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11.44419083">
            <text:p>11.44419083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11.44224179">
            <text:p>11.44224179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11.44974544">
            <text:p>11.44974544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11.46794016">
            <text:p>11.46794016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11.50010745">
            <text:p>11.50010745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11.52766476">
            <text:p>11.52766476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11.52165452">
            <text:p>11.52165452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11.50740634">
            <text:p>11.50740634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11.5191975">
            <text:p>11.5191975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11.49990691">
            <text:p>11.49990691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11.54662412">
            <text:p>11.54662412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11.55073327">
            <text:p>11.55073327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11.55809303">
            <text:p>11.55809303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11.58167637">
            <text:p>11.58167637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11.61158952">
            <text:p>11.611589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23:5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0T23:52:04</dc:date>
    <meta:generator>LibreOffice/3.4$Unix LibreOffice_project/340m1$Build-602</meta:generator>
    <meta:editing-duration>PT4M42S</meta:editing-duration>
    <meta:editing-cycles>1</meta:editing-cycles>
    <meta:document-statistic meta:table-count="1" meta:cell-count="19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spline-resolution="26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71cm" svg:height="12.381cm" xlink:href=".." xlink:type="simple" chart:class="chart:scatter" chart:style-name="ch1">
        <chart:title svg:x="11.153cm" svg:y="0.382cm" chart:style-name="ch2">
          <text:p>Δx(dt), time=200</text:p>
        </chart:title>
        <chart:plot-area chart:style-name="ch3" table:cell-range-address="Sheet1.A1:Sheet1.B999" svg:x="1.512cm" svg:y="1.902cm" svg:width="23.325cm" svg:height="9.267cm">
          <chartooo:coordinate-region svg:x="2.176cm" svg:y="2.111cm" svg:width="22.453cm" svg:height="8.394cm"/>
          <chart:axis chart:dimension="x" chart:name="primary-x" chart:style-name="ch4">
            <chart:title svg:x="12.984cm" svg:y="11.416cm" chart:style-name="ch5">
              <text:p>dt</text:p>
            </chart:title>
            <chart:grid chart:style-name="ch6" chart:class="major"/>
          </chart:axis>
          <chart:axis chart:dimension="y" chart:name="primary-y" chart:style-name="ch4">
            <chart:title svg:x="0.451cm" svg:y="6.799cm" chart:style-name="ch7">
              <text:p>Δx</text:p>
            </chart:title>
            <chart:grid chart:style-name="ch6" chart:class="major"/>
          </chart:axis>
          <chart:series chart:style-name="ch8" chart:values-cell-range-address="Sheet1.B1:Sheet1.B999" chart:class="chart:scatter">
            <chart:domain table:cell-range-address="Sheet1.A1:Sheet1.A999"/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:Sheet1.A999</svg:desc>
                </draw:g>
              </table:table-cell>
              <table:table-cell office:value-type="float" office:value="0.04832201333">
                <text:p>0.04832201333</text:p>
                <draw:g>
                  <svg:desc>Sheet1.B1:Sheet1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672245137">
                <text:p>0.09672245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1451953626">
                <text:p>0.1451953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1937601222">
                <text:p>0.1937601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2423928262">
                <text:p>0.2423928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2910902314">
                <text:p>0.2910902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3399018364">
                <text:p>0.3399018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3887813349">
                <text:p>0.3887813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4376702049">
                <text:p>0.4376702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4867222602">
                <text:p>0.4867222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5358346573">
                <text:p>0.5358346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584866837">
                <text:p>0.584866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6340876297">
                <text:p>0.6340876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6834073344">
                <text:p>0.6834073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7325997477">
                <text:p>0.7325997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7824799462">
                <text:p>0.7824799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8317893625">
                <text:p>0.8317893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8814860321">
                <text:p>0.8814860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9310218536">
                <text:p>0.9310218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9806502933">
                <text:p>0.9806502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.030274812">
                <text:p>1.030274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1.080675632">
                <text:p>1.080675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.130174788">
                <text:p>1.130174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1.18029543">
                <text:p>1.18029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.230748568">
                <text:p>1.230748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.280885177">
                <text:p>1.280885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.330455981">
                <text:p>1.330455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1.380793602">
                <text:p>1.380793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1.430704181">
                <text:p>1.43070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.482606421">
                <text:p>1.482606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1.532483158">
                <text:p>1.532483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1.583402032">
                <text:p>1.583402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1.633920323">
                <text:p>1.633920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1.68443089">
                <text:p>1.68443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1.733992301">
                <text:p>1.733992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1.785756464">
                <text:p>1.785756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1.837306968">
                <text:p>1.837306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1.888381236">
                <text:p>1.888381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1.939630465">
                <text:p>1.939630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.989975833">
                <text:p>1.9899758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2.041331279">
                <text:p>2.041331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2.092696149">
                <text:p>2.092696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2.143346322">
                <text:p>2.143346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2.193858024">
                <text:p>2.193858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2.246056378">
                <text:p>2.246056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2.298683777">
                <text:p>2.2986837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2.349582359">
                <text:p>2.349582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2.401586305">
                <text:p>2.401586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2.452777887">
                <text:p>2.452777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2.505101535">
                <text:p>2.505101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2.556267915">
                <text:p>2.556267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2.606369042">
                <text:p>2.606369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2.66010876">
                <text:p>2.66010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2.712013092">
                <text:p>2.712013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2.761747419">
                <text:p>2.761747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2.815252858">
                <text:p>2.815252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2.866376974">
                <text:p>2.866376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2.9210992">
                <text:p>2.9210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2.968759599">
                <text:p>2.968759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3.021221592">
                <text:p>3.021221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3.078331309">
                <text:p>3.078331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3.127185871">
                <text:p>3.127185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3.177296537">
                <text:p>3.177296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3.231289001">
                <text:p>3.231289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3.284038988">
                <text:p>3.284038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3.334225377">
                <text:p>3.334225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3.383963847">
                <text:p>3.383963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3.43884533">
                <text:p>3.43884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3.493104414">
                <text:p>3.4931044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3.542019159">
                <text:p>3.542019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3.592832448">
                <text:p>3.592832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3.645919381">
                <text:p>3.645919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3.701043079">
                <text:p>3.7010430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747108125">
                <text:p>3.747108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3.795069459">
                <text:p>3.795069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3.851637475">
                <text:p>3.851637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3.900230113">
                <text:p>3.900230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3.957397742">
                <text:p>3.957397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4.004507035">
                <text:p>4.0045070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4.056709337">
                <text:p>4.056709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4.113544478">
                <text:p>4.113544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4.159594389">
                <text:p>4.159594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4.21174132">
                <text:p>4.21174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4.265219694">
                <text:p>4.265219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4.314368481">
                <text:p>4.314368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4.364045249">
                <text:p>4.364045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4.421878896">
                <text:p>4.421878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4.461658431">
                <text:p>4.4616584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4.516075531">
                <text:p>4.516075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4.570613519">
                <text:p>4.5706135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4.62625141">
                <text:p>4.62625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4.673587617">
                <text:p>4.673587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4.729686719">
                <text:p>4.7296867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4.773080046">
                <text:p>4.773080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4.820242086">
                <text:p>4.820242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4.872245562">
                <text:p>4.872245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4.914597583">
                <text:p>4.914597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4.972297859">
                <text:p>4.9722978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5.033651513">
                <text:p>5.0336515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5.084390452">
                <text:p>5.0843904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5.135295451">
                <text:p>5.135295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5.192137221">
                <text:p>5.1921372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5.23810459">
                <text:p>5.23810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5.278846427">
                <text:p>5.278846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5.325638463">
                <text:p>5.325638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5.381464522">
                <text:p>5.3814645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5.426298891">
                <text:p>5.426298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5.47034871">
                <text:p>5.470348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5.529123281">
                <text:p>5.5291232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5.575178186">
                <text:p>5.5751781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5.631666543">
                <text:p>5.6316665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5.669864805">
                <text:p>5.669864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5.743167293">
                <text:p>5.7431672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5.784763399">
                <text:p>5.784763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5.827903338">
                <text:p>5.8279033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5.881032319">
                <text:p>5.8810323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5.93254041">
                <text:p>5.932540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5.975102716">
                <text:p>5.9751027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6.040137297">
                <text:p>6.040137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6.087774681">
                <text:p>6.087774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6.122972754">
                <text:p>6.1229727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6.177361444">
                <text:p>6.177361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6.226865642">
                <text:p>6.2268656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6.264155057">
                <text:p>6.264155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6.33718949">
                <text:p>6.33718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6.372151102">
                <text:p>6.372151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6.423159988">
                <text:p>6.423159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6.462230165">
                <text:p>6.462230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6.515529451">
                <text:p>6.5155294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6.554528331">
                <text:p>6.5545283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6.596423072">
                <text:p>6.596423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6.656715742">
                <text:p>6.656715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6.716709912">
                <text:p>6.7167099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6.753820256">
                <text:p>6.7538202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6.805619334">
                <text:p>6.8056193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6.862127924">
                <text:p>6.8621279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6.916293505">
                <text:p>6.916293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6.957304783">
                <text:p>6.9573047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7.005199384">
                <text:p>7.0051993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7.054447799">
                <text:p>7.0544477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7.088725">
                <text:p>7.0887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7.158918418">
                <text:p>7.1589184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7.189230735">
                <text:p>7.189230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7.231784933">
                <text:p>7.2317849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7.301131829">
                <text:p>7.3011318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7.355090735">
                <text:p>7.3550907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7.387457499">
                <text:p>7.3874574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7.42636815">
                <text:p>7.42636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7.478635428">
                <text:p>7.4786354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7.530595896">
                <text:p>7.5305958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7.570072964">
                <text:p>7.570072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7.624339604">
                <text:p>7.624339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7.660342602">
                <text:p>7.660342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7.726794713">
                <text:p>7.726794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7.759602119">
                <text:p>7.759602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7.822135924">
                <text:p>7.8221359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7.836078887">
                <text:p>7.8360788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7.892716394">
                <text:p>7.892716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7.967261937">
                <text:p>7.9672619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7.993387514">
                <text:p>7.9933875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8.030397315">
                <text:p>8.030397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8.074048231">
                <text:p>8.074048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8.108908119">
                <text:p>8.108908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8.150741001">
                <text:p>8.150741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8.195778137">
                <text:p>8.195778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8.25535391">
                <text:p>8.255353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8.278514379">
                <text:p>8.2785143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8.306947306">
                <text:p>8.306947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8.349489962">
                <text:p>8.3494899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8.387631464">
                <text:p>8.387631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8.419197527">
                <text:p>8.4191975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8.479252102">
                <text:p>8.4792521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8.479008927">
                <text:p>8.4790089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8.536029034">
                <text:p>8.5360290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8.542572196">
                <text:p>8.542572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8.603615298">
                <text:p>8.6036152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8.636979119">
                <text:p>8.6369791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8.648527988">
                <text:p>8.648527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8.672616954">
                <text:p>8.6726169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8.725870344">
                <text:p>8.7258703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8.727265069">
                <text:p>8.7272650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8.786276532">
                <text:p>8.7862765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8.796870772">
                <text:p>8.796870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8.817965186">
                <text:p>8.817965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8.832361067">
                <text:p>8.8323610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8.878262245">
                <text:p>8.878262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8.896769023">
                <text:p>8.8967690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8.917567619">
                <text:p>8.9175676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8.925848914">
                <text:p>8.9258489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8.931038612">
                <text:p>8.931038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8.975756063">
                <text:p>8.975756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8.990014897">
                <text:p>8.9900148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9.018212895">
                <text:p>9.0182128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9.040296776">
                <text:p>9.0402967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9.014049061">
                <text:p>9.0140490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9.078152821">
                <text:p>9.0781528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9.10189678">
                <text:p>9.101896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9.114159164">
                <text:p>9.114159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9.114918499">
                <text:p>9.1149184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9.141976542">
                <text:p>9.1419765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9.12687952">
                <text:p>9.126879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9.164221186">
                <text:p>9.1642211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9.16781369">
                <text:p>9.16781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9.211763094">
                <text:p>9.2117630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9.206181831">
                <text:p>9.2061818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9.228776147">
                <text:p>9.2287761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9.230438621">
                <text:p>9.2304386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9.252424421">
                <text:p>9.2524244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9.253854016">
                <text:p>9.253854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9.251786514">
                <text:p>9.2517865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9.298405165">
                <text:p>9.298405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9.293472137">
                <text:p>9.2934721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9.317555704">
                <text:p>9.317555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9.307279202">
                <text:p>9.307279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9.323546284">
                <text:p>9.3235462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9.330881394">
                <text:p>9.3308813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9.33975108">
                <text:p>9.33975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9.363337471">
                <text:p>9.3633374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9.365386755">
                <text:p>9.3653867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9.399235902">
                <text:p>9.399235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9.382455788">
                <text:p>9.382455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9.431451885">
                <text:p>9.4314518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9.420178199">
                <text:p>9.4201781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9.403131574">
                <text:p>9.4031315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9.428077795">
                <text:p>9.4280777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9.452011623">
                <text:p>9.4520116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9.464873888">
                <text:p>9.4648738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9.470804028">
                <text:p>9.4708040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9.470714584">
                <text:p>9.4707145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9.474151727">
                <text:p>9.4741517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9.471860897">
                <text:p>9.4718608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9.471616934">
                <text:p>9.4716169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9.504229821">
                <text:p>9.5042298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9.53030338">
                <text:p>9.530303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9.539016327">
                <text:p>9.5390163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9.516632488">
                <text:p>9.5166324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9.52041254">
                <text:p>9.520412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9.531521043">
                <text:p>9.5315210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9.562577281">
                <text:p>9.5625772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9.544494278">
                <text:p>9.5444942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9.599214081">
                <text:p>9.5992140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9.624166523">
                <text:p>9.6241665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9.593598117">
                <text:p>9.5935981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9.59942016">
                <text:p>9.599420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9.578688073">
                <text:p>9.5786880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9.586869431">
                <text:p>9.5868694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9.612901263">
                <text:p>9.6129012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9.642827119">
                <text:p>9.6428271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9.641874484">
                <text:p>9.6418744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9.638041076">
                <text:p>9.6380410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">
                <text:p>2.51</text:p>
              </table:table-cell>
              <table:table-cell office:value-type="float" office:value="9.657949527">
                <text:p>9.6579495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">
                <text:p>2.52</text:p>
              </table:table-cell>
              <table:table-cell office:value-type="float" office:value="9.65740474">
                <text:p>9.657404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">
                <text:p>2.53</text:p>
              </table:table-cell>
              <table:table-cell office:value-type="float" office:value="9.6813047">
                <text:p>9.68130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">
                <text:p>2.54</text:p>
              </table:table-cell>
              <table:table-cell office:value-type="float" office:value="9.670404309">
                <text:p>9.6704043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">
                <text:p>2.55</text:p>
              </table:table-cell>
              <table:table-cell office:value-type="float" office:value="9.655508936">
                <text:p>9.6555089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">
                <text:p>2.56</text:p>
              </table:table-cell>
              <table:table-cell office:value-type="float" office:value="9.682444954">
                <text:p>9.6824449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">
                <text:p>2.57</text:p>
              </table:table-cell>
              <table:table-cell office:value-type="float" office:value="9.712892876">
                <text:p>9.7128928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">
                <text:p>2.58</text:p>
              </table:table-cell>
              <table:table-cell office:value-type="float" office:value="9.701794429">
                <text:p>9.7017944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">
                <text:p>2.59</text:p>
              </table:table-cell>
              <table:table-cell office:value-type="float" office:value="9.709176807">
                <text:p>9.7091768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">
                <text:p>2.6</text:p>
              </table:table-cell>
              <table:table-cell office:value-type="float" office:value="9.72293681">
                <text:p>9.722936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">
                <text:p>2.61</text:p>
              </table:table-cell>
              <table:table-cell office:value-type="float" office:value="9.713822773">
                <text:p>9.7138227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">
                <text:p>2.62</text:p>
              </table:table-cell>
              <table:table-cell office:value-type="float" office:value="9.706086832">
                <text:p>9.7060868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">
                <text:p>2.63</text:p>
              </table:table-cell>
              <table:table-cell office:value-type="float" office:value="9.754805263">
                <text:p>9.7548052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">
                <text:p>2.64</text:p>
              </table:table-cell>
              <table:table-cell office:value-type="float" office:value="9.74191459">
                <text:p>9.741914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">
                <text:p>2.65</text:p>
              </table:table-cell>
              <table:table-cell office:value-type="float" office:value="9.742110288">
                <text:p>9.7421102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">
                <text:p>2.66</text:p>
              </table:table-cell>
              <table:table-cell office:value-type="float" office:value="9.757315851">
                <text:p>9.7573158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">
                <text:p>2.67</text:p>
              </table:table-cell>
              <table:table-cell office:value-type="float" office:value="9.757460275">
                <text:p>9.7574602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">
                <text:p>2.68</text:p>
              </table:table-cell>
              <table:table-cell office:value-type="float" office:value="9.745560379">
                <text:p>9.7455603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">
                <text:p>2.69</text:p>
              </table:table-cell>
              <table:table-cell office:value-type="float" office:value="9.759688738">
                <text:p>9.7596887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">
                <text:p>2.7</text:p>
              </table:table-cell>
              <table:table-cell office:value-type="float" office:value="9.790463595">
                <text:p>9.7904635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">
                <text:p>2.71</text:p>
              </table:table-cell>
              <table:table-cell office:value-type="float" office:value="9.80439872">
                <text:p>9.804398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">
                <text:p>2.72</text:p>
              </table:table-cell>
              <table:table-cell office:value-type="float" office:value="9.804502985">
                <text:p>9.8045029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">
                <text:p>2.73</text:p>
              </table:table-cell>
              <table:table-cell office:value-type="float" office:value="9.801200157">
                <text:p>9.8012001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">
                <text:p>2.74</text:p>
              </table:table-cell>
              <table:table-cell office:value-type="float" office:value="9.824783828">
                <text:p>9.8247838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">
                <text:p>2.75</text:p>
              </table:table-cell>
              <table:table-cell office:value-type="float" office:value="9.819975798">
                <text:p>9.8199757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">
                <text:p>2.76</text:p>
              </table:table-cell>
              <table:table-cell office:value-type="float" office:value="9.808807606">
                <text:p>9.808807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">
                <text:p>2.77</text:p>
              </table:table-cell>
              <table:table-cell office:value-type="float" office:value="9.828517274">
                <text:p>9.8285172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">
                <text:p>2.78</text:p>
              </table:table-cell>
              <table:table-cell office:value-type="float" office:value="9.866527217">
                <text:p>9.8665272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">
                <text:p>2.79</text:p>
              </table:table-cell>
              <table:table-cell office:value-type="float" office:value="9.87175347">
                <text:p>9.871753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">
                <text:p>2.8</text:p>
              </table:table-cell>
              <table:table-cell office:value-type="float" office:value="9.866361202">
                <text:p>9.8663612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">
                <text:p>2.81</text:p>
              </table:table-cell>
              <table:table-cell office:value-type="float" office:value="9.857902984">
                <text:p>9.857902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">
                <text:p>2.82</text:p>
              </table:table-cell>
              <table:table-cell office:value-type="float" office:value="9.857129967">
                <text:p>9.8571299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">
                <text:p>2.83</text:p>
              </table:table-cell>
              <table:table-cell office:value-type="float" office:value="9.865790821">
                <text:p>9.8657908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">
                <text:p>2.84</text:p>
              </table:table-cell>
              <table:table-cell office:value-type="float" office:value="9.854662029">
                <text:p>9.8546620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">
                <text:p>2.85</text:p>
              </table:table-cell>
              <table:table-cell office:value-type="float" office:value="9.863383863">
                <text:p>9.8633838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">
                <text:p>2.86</text:p>
              </table:table-cell>
              <table:table-cell office:value-type="float" office:value="9.891745702">
                <text:p>9.891745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">
                <text:p>2.87</text:p>
              </table:table-cell>
              <table:table-cell office:value-type="float" office:value="9.894204348">
                <text:p>9.8942043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">
                <text:p>2.88</text:p>
              </table:table-cell>
              <table:table-cell office:value-type="float" office:value="9.913395189">
                <text:p>9.9133951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">
                <text:p>2.89</text:p>
              </table:table-cell>
              <table:table-cell office:value-type="float" office:value="9.898999973">
                <text:p>9.8989999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">
                <text:p>2.9</text:p>
              </table:table-cell>
              <table:table-cell office:value-type="float" office:value="9.900470906">
                <text:p>9.9004709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">
                <text:p>2.91</text:p>
              </table:table-cell>
              <table:table-cell office:value-type="float" office:value="9.92499754">
                <text:p>9.924997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">
                <text:p>2.92</text:p>
              </table:table-cell>
              <table:table-cell office:value-type="float" office:value="9.924273524">
                <text:p>9.9242735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">
                <text:p>2.93</text:p>
              </table:table-cell>
              <table:table-cell office:value-type="float" office:value="9.939898858">
                <text:p>9.9398988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">
                <text:p>2.94</text:p>
              </table:table-cell>
              <table:table-cell office:value-type="float" office:value="9.956311608">
                <text:p>9.9563116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">
                <text:p>2.95</text:p>
              </table:table-cell>
              <table:table-cell office:value-type="float" office:value="9.971432908">
                <text:p>9.971432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">
                <text:p>2.96</text:p>
              </table:table-cell>
              <table:table-cell office:value-type="float" office:value="9.968776037">
                <text:p>9.9687760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">
                <text:p>2.97</text:p>
              </table:table-cell>
              <table:table-cell office:value-type="float" office:value="9.964806355">
                <text:p>9.9648063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">
                <text:p>2.98</text:p>
              </table:table-cell>
              <table:table-cell office:value-type="float" office:value="9.961484616">
                <text:p>9.9614846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">
                <text:p>2.99</text:p>
              </table:table-cell>
              <table:table-cell office:value-type="float" office:value="9.957057544">
                <text:p>9.9570575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9.957998857">
                <text:p>9.9579988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">
                <text:p>3.01</text:p>
              </table:table-cell>
              <table:table-cell office:value-type="float" office:value="9.969012636">
                <text:p>9.9690126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">
                <text:p>3.02</text:p>
              </table:table-cell>
              <table:table-cell office:value-type="float" office:value="9.974269174">
                <text:p>9.9742691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  <table:table-cell office:value-type="float" office:value="9.984883651">
                <text:p>9.9848836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">
                <text:p>3.04</text:p>
              </table:table-cell>
              <table:table-cell office:value-type="float" office:value="9.990506519">
                <text:p>9.990506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">
                <text:p>3.05</text:p>
              </table:table-cell>
              <table:table-cell office:value-type="float" office:value="9.993927377">
                <text:p>9.9939273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  <table:table-cell office:value-type="float" office:value="10.01318687">
                <text:p>10.013186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  <table:table-cell office:value-type="float" office:value="10.00751053">
                <text:p>10.007510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">
                <text:p>3.08</text:p>
              </table:table-cell>
              <table:table-cell office:value-type="float" office:value="9.999993526">
                <text:p>9.9999935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  <table:table-cell office:value-type="float" office:value="9.998286992">
                <text:p>9.9982869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  <table:table-cell office:value-type="float" office:value="9.979842316">
                <text:p>9.9798423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">
                <text:p>3.11</text:p>
              </table:table-cell>
              <table:table-cell office:value-type="float" office:value="9.963676193">
                <text:p>9.9636761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">
                <text:p>3.12</text:p>
              </table:table-cell>
              <table:table-cell office:value-type="float" office:value="9.983505793">
                <text:p>9.9835057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">
                <text:p>3.13</text:p>
              </table:table-cell>
              <table:table-cell office:value-type="float" office:value="10.00406526">
                <text:p>10.004065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10.0001508">
                <text:p>10.0001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">
                <text:p>3.15</text:p>
              </table:table-cell>
              <table:table-cell office:value-type="float" office:value="10.0217944">
                <text:p>10.02179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">
                <text:p>3.16</text:p>
              </table:table-cell>
              <table:table-cell office:value-type="float" office:value="10.04927533">
                <text:p>10.049275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">
                <text:p>3.17</text:p>
              </table:table-cell>
              <table:table-cell office:value-type="float" office:value="10.04076123">
                <text:p>10.040761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">
                <text:p>3.18</text:p>
              </table:table-cell>
              <table:table-cell office:value-type="float" office:value="10.02931609">
                <text:p>10.029316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">
                <text:p>3.19</text:p>
              </table:table-cell>
              <table:table-cell office:value-type="float" office:value="10.04850012">
                <text:p>10.048500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">
                <text:p>3.2</text:p>
              </table:table-cell>
              <table:table-cell office:value-type="float" office:value="10.04085459">
                <text:p>10.040854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">
                <text:p>3.21</text:p>
              </table:table-cell>
              <table:table-cell office:value-type="float" office:value="10.04438975">
                <text:p>10.044389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">
                <text:p>3.22</text:p>
              </table:table-cell>
              <table:table-cell office:value-type="float" office:value="10.04496639">
                <text:p>10.044966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">
                <text:p>3.23</text:p>
              </table:table-cell>
              <table:table-cell office:value-type="float" office:value="10.05110693">
                <text:p>10.051106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">
                <text:p>3.24</text:p>
              </table:table-cell>
              <table:table-cell office:value-type="float" office:value="10.03793581">
                <text:p>10.037935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">
                <text:p>3.25</text:p>
              </table:table-cell>
              <table:table-cell office:value-type="float" office:value="10.04254102">
                <text:p>10.042541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">
                <text:p>3.26</text:p>
              </table:table-cell>
              <table:table-cell office:value-type="float" office:value="10.03978368">
                <text:p>10.039783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">
                <text:p>3.27</text:p>
              </table:table-cell>
              <table:table-cell office:value-type="float" office:value="10.03584093">
                <text:p>10.035840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">
                <text:p>3.28</text:p>
              </table:table-cell>
              <table:table-cell office:value-type="float" office:value="10.03781188">
                <text:p>10.03781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">
                <text:p>3.29</text:p>
              </table:table-cell>
              <table:table-cell office:value-type="float" office:value="10.04807577">
                <text:p>10.048075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">
                <text:p>3.3</text:p>
              </table:table-cell>
              <table:table-cell office:value-type="float" office:value="10.04919368">
                <text:p>10.049193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">
                <text:p>3.31</text:p>
              </table:table-cell>
              <table:table-cell office:value-type="float" office:value="10.03277429">
                <text:p>10.032774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">
                <text:p>3.32</text:p>
              </table:table-cell>
              <table:table-cell office:value-type="float" office:value="10.03451644">
                <text:p>10.034516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">
                <text:p>3.33</text:p>
              </table:table-cell>
              <table:table-cell office:value-type="float" office:value="10.04002561">
                <text:p>10.040025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">
                <text:p>3.34</text:p>
              </table:table-cell>
              <table:table-cell office:value-type="float" office:value="10.05361567">
                <text:p>10.053615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">
                <text:p>3.35</text:p>
              </table:table-cell>
              <table:table-cell office:value-type="float" office:value="10.02611495">
                <text:p>10.026114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">
                <text:p>3.36</text:p>
              </table:table-cell>
              <table:table-cell office:value-type="float" office:value="10.0284154">
                <text:p>10.02841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">
                <text:p>3.37</text:p>
              </table:table-cell>
              <table:table-cell office:value-type="float" office:value="10.02037837">
                <text:p>10.020378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">
                <text:p>3.38</text:p>
              </table:table-cell>
              <table:table-cell office:value-type="float" office:value="9.987085092">
                <text:p>9.9870850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">
                <text:p>3.39</text:p>
              </table:table-cell>
              <table:table-cell office:value-type="float" office:value="10.00265203">
                <text:p>10.002652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">
                <text:p>3.4</text:p>
              </table:table-cell>
              <table:table-cell office:value-type="float" office:value="10.01361834">
                <text:p>10.013618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">
                <text:p>3.41</text:p>
              </table:table-cell>
              <table:table-cell office:value-type="float" office:value="10.04370695">
                <text:p>10.043706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">
                <text:p>3.42</text:p>
              </table:table-cell>
              <table:table-cell office:value-type="float" office:value="10.06577006">
                <text:p>10.065770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">
                <text:p>3.43</text:p>
              </table:table-cell>
              <table:table-cell office:value-type="float" office:value="10.07724792">
                <text:p>10.077247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">
                <text:p>3.44</text:p>
              </table:table-cell>
              <table:table-cell office:value-type="float" office:value="10.06334747">
                <text:p>10.063347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">
                <text:p>3.45</text:p>
              </table:table-cell>
              <table:table-cell office:value-type="float" office:value="10.0218101">
                <text:p>10.02181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">
                <text:p>3.46</text:p>
              </table:table-cell>
              <table:table-cell office:value-type="float" office:value="10.04427852">
                <text:p>10.044278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">
                <text:p>3.47</text:p>
              </table:table-cell>
              <table:table-cell office:value-type="float" office:value="10.0461357">
                <text:p>10.04613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">
                <text:p>3.48</text:p>
              </table:table-cell>
              <table:table-cell office:value-type="float" office:value="10.05112046">
                <text:p>10.051120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">
                <text:p>3.49</text:p>
              </table:table-cell>
              <table:table-cell office:value-type="float" office:value="10.05786199">
                <text:p>10.057861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  <table:table-cell office:value-type="float" office:value="10.06515392">
                <text:p>10.065153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  <table:table-cell office:value-type="float" office:value="10.06384704">
                <text:p>10.063847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">
                <text:p>3.52</text:p>
              </table:table-cell>
              <table:table-cell office:value-type="float" office:value="10.06348389">
                <text:p>10.06348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  <table:table-cell office:value-type="float" office:value="10.07920217">
                <text:p>10.07920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">
                <text:p>3.54</text:p>
              </table:table-cell>
              <table:table-cell office:value-type="float" office:value="10.04643608">
                <text:p>10.046436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  <table:table-cell office:value-type="float" office:value="10.02628676">
                <text:p>10.026286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">
                <text:p>3.56</text:p>
              </table:table-cell>
              <table:table-cell office:value-type="float" office:value="10.02438162">
                <text:p>10.024381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">
                <text:p>3.57</text:p>
              </table:table-cell>
              <table:table-cell office:value-type="float" office:value="10.03051126">
                <text:p>10.03051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">
                <text:p>3.58</text:p>
              </table:table-cell>
              <table:table-cell office:value-type="float" office:value="10.06252766">
                <text:p>10.062527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">
                <text:p>3.59</text:p>
              </table:table-cell>
              <table:table-cell office:value-type="float" office:value="10.06218768">
                <text:p>10.062187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">
                <text:p>3.6</text:p>
              </table:table-cell>
              <table:table-cell office:value-type="float" office:value="10.04161654">
                <text:p>10.041616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">
                <text:p>3.61</text:p>
              </table:table-cell>
              <table:table-cell office:value-type="float" office:value="10.01865509">
                <text:p>10.018655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">
                <text:p>3.62</text:p>
              </table:table-cell>
              <table:table-cell office:value-type="float" office:value="10.00390515">
                <text:p>10.003905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">
                <text:p>3.63</text:p>
              </table:table-cell>
              <table:table-cell office:value-type="float" office:value="9.997211038">
                <text:p>9.9972110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">
                <text:p>3.64</text:p>
              </table:table-cell>
              <table:table-cell office:value-type="float" office:value="9.970420245">
                <text:p>9.970420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">
                <text:p>3.65</text:p>
              </table:table-cell>
              <table:table-cell office:value-type="float" office:value="9.980084611">
                <text:p>9.9800846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">
                <text:p>3.66</text:p>
              </table:table-cell>
              <table:table-cell office:value-type="float" office:value="9.986382967">
                <text:p>9.9863829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">
                <text:p>3.67</text:p>
              </table:table-cell>
              <table:table-cell office:value-type="float" office:value="10.00802768">
                <text:p>10.008027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">
                <text:p>3.68</text:p>
              </table:table-cell>
              <table:table-cell office:value-type="float" office:value="10.01247511">
                <text:p>10.012475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">
                <text:p>3.69</text:p>
              </table:table-cell>
              <table:table-cell office:value-type="float" office:value="9.979760329">
                <text:p>9.9797603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">
                <text:p>3.7</text:p>
              </table:table-cell>
              <table:table-cell office:value-type="float" office:value="9.966940923">
                <text:p>9.9669409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">
                <text:p>3.71</text:p>
              </table:table-cell>
              <table:table-cell office:value-type="float" office:value="9.954098055">
                <text:p>9.9540980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">
                <text:p>3.72</text:p>
              </table:table-cell>
              <table:table-cell office:value-type="float" office:value="9.956937146">
                <text:p>9.9569371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">
                <text:p>3.73</text:p>
              </table:table-cell>
              <table:table-cell office:value-type="float" office:value="9.966682811">
                <text:p>9.9666828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">
                <text:p>3.74</text:p>
              </table:table-cell>
              <table:table-cell office:value-type="float" office:value="9.979123409">
                <text:p>9.9791234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">
                <text:p>3.75</text:p>
              </table:table-cell>
              <table:table-cell office:value-type="float" office:value="10.00714848">
                <text:p>10.007148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">
                <text:p>3.76</text:p>
              </table:table-cell>
              <table:table-cell office:value-type="float" office:value="9.996702165">
                <text:p>9.996702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">
                <text:p>3.77</text:p>
              </table:table-cell>
              <table:table-cell office:value-type="float" office:value="9.985378155">
                <text:p>9.9853781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">
                <text:p>3.78</text:p>
              </table:table-cell>
              <table:table-cell office:value-type="float" office:value="9.973272085">
                <text:p>9.9732720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">
                <text:p>3.79</text:p>
              </table:table-cell>
              <table:table-cell office:value-type="float" office:value="9.968971213">
                <text:p>9.9689712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">
                <text:p>3.8</text:p>
              </table:table-cell>
              <table:table-cell office:value-type="float" office:value="9.963595212">
                <text:p>9.9635952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">
                <text:p>3.81</text:p>
              </table:table-cell>
              <table:table-cell office:value-type="float" office:value="9.968435642">
                <text:p>9.9684356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">
                <text:p>3.82</text:p>
              </table:table-cell>
              <table:table-cell office:value-type="float" office:value="9.977877774">
                <text:p>9.9778777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">
                <text:p>3.83</text:p>
              </table:table-cell>
              <table:table-cell office:value-type="float" office:value="9.970596993">
                <text:p>9.9705969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">
                <text:p>3.84</text:p>
              </table:table-cell>
              <table:table-cell office:value-type="float" office:value="9.964161131">
                <text:p>9.9641611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">
                <text:p>3.85</text:p>
              </table:table-cell>
              <table:table-cell office:value-type="float" office:value="9.946329025">
                <text:p>9.9463290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">
                <text:p>3.86</text:p>
              </table:table-cell>
              <table:table-cell office:value-type="float" office:value="9.944840763">
                <text:p>9.9448407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">
                <text:p>3.87</text:p>
              </table:table-cell>
              <table:table-cell office:value-type="float" office:value="9.930449054">
                <text:p>9.9304490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">
                <text:p>3.88</text:p>
              </table:table-cell>
              <table:table-cell office:value-type="float" office:value="9.943508224">
                <text:p>9.9435082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  <table:table-cell office:value-type="float" office:value="9.953686424">
                <text:p>9.9536864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">
                <text:p>3.9</text:p>
              </table:table-cell>
              <table:table-cell office:value-type="float" office:value="9.968134909">
                <text:p>9.9681349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">
                <text:p>3.91</text:p>
              </table:table-cell>
              <table:table-cell office:value-type="float" office:value="9.979937121">
                <text:p>9.9799371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">
                <text:p>3.92</text:p>
              </table:table-cell>
              <table:table-cell office:value-type="float" office:value="9.959759855">
                <text:p>9.9597598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">
                <text:p>3.93</text:p>
              </table:table-cell>
              <table:table-cell office:value-type="float" office:value="9.949054323">
                <text:p>9.9490543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">
                <text:p>3.94</text:p>
              </table:table-cell>
              <table:table-cell office:value-type="float" office:value="9.954373878">
                <text:p>9.9543738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">
                <text:p>3.95</text:p>
              </table:table-cell>
              <table:table-cell office:value-type="float" office:value="9.947954874">
                <text:p>9.9479548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">
                <text:p>3.96</text:p>
              </table:table-cell>
              <table:table-cell office:value-type="float" office:value="9.922510815">
                <text:p>9.9225108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">
                <text:p>3.97</text:p>
              </table:table-cell>
              <table:table-cell office:value-type="float" office:value="9.916740413">
                <text:p>9.9167404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">
                <text:p>3.98</text:p>
              </table:table-cell>
              <table:table-cell office:value-type="float" office:value="9.906108111">
                <text:p>9.9061081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">
                <text:p>3.99</text:p>
              </table:table-cell>
              <table:table-cell office:value-type="float" office:value="9.887001742">
                <text:p>9.8870017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9.868822336">
                <text:p>9.868822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">
                <text:p>4.01</text:p>
              </table:table-cell>
              <table:table-cell office:value-type="float" office:value="9.879532444">
                <text:p>9.8795324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">
                <text:p>4.02</text:p>
              </table:table-cell>
              <table:table-cell office:value-type="float" office:value="9.872759864">
                <text:p>9.8727598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">
                <text:p>4.03</text:p>
              </table:table-cell>
              <table:table-cell office:value-type="float" office:value="9.896203104">
                <text:p>9.8962031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">
                <text:p>4.04</text:p>
              </table:table-cell>
              <table:table-cell office:value-type="float" office:value="9.902615324">
                <text:p>9.9026153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">
                <text:p>4.05</text:p>
              </table:table-cell>
              <table:table-cell office:value-type="float" office:value="9.899584729">
                <text:p>9.8995847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">
                <text:p>4.06</text:p>
              </table:table-cell>
              <table:table-cell office:value-type="float" office:value="9.90543972">
                <text:p>9.905439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">
                <text:p>4.07</text:p>
              </table:table-cell>
              <table:table-cell office:value-type="float" office:value="9.918772748">
                <text:p>9.9187727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">
                <text:p>4.08</text:p>
              </table:table-cell>
              <table:table-cell office:value-type="float" office:value="9.89962624">
                <text:p>9.899626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">
                <text:p>4.09</text:p>
              </table:table-cell>
              <table:table-cell office:value-type="float" office:value="9.875733576">
                <text:p>9.8757335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">
                <text:p>4.1</text:p>
              </table:table-cell>
              <table:table-cell office:value-type="float" office:value="9.855281">
                <text:p>9.8552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">
                <text:p>4.11</text:p>
              </table:table-cell>
              <table:table-cell office:value-type="float" office:value="9.871105196">
                <text:p>9.8711051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">
                <text:p>4.12</text:p>
              </table:table-cell>
              <table:table-cell office:value-type="float" office:value="9.880317155">
                <text:p>9.8803171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">
                <text:p>4.13</text:p>
              </table:table-cell>
              <table:table-cell office:value-type="float" office:value="9.899907396">
                <text:p>9.8999073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">
                <text:p>4.14</text:p>
              </table:table-cell>
              <table:table-cell office:value-type="float" office:value="9.90017164">
                <text:p>9.900171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">
                <text:p>4.15</text:p>
              </table:table-cell>
              <table:table-cell office:value-type="float" office:value="9.871564336">
                <text:p>9.8715643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">
                <text:p>4.16</text:p>
              </table:table-cell>
              <table:table-cell office:value-type="float" office:value="9.860331435">
                <text:p>9.8603314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">
                <text:p>4.17</text:p>
              </table:table-cell>
              <table:table-cell office:value-type="float" office:value="9.855832089">
                <text:p>9.8558320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">
                <text:p>4.18</text:p>
              </table:table-cell>
              <table:table-cell office:value-type="float" office:value="9.857965581">
                <text:p>9.8579655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">
                <text:p>4.19</text:p>
              </table:table-cell>
              <table:table-cell office:value-type="float" office:value="9.862020874">
                <text:p>9.8620208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">
                <text:p>4.2</text:p>
              </table:table-cell>
              <table:table-cell office:value-type="float" office:value="9.857952051">
                <text:p>9.8579520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">
                <text:p>4.21</text:p>
              </table:table-cell>
              <table:table-cell office:value-type="float" office:value="9.877390625">
                <text:p>9.877390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">
                <text:p>4.22</text:p>
              </table:table-cell>
              <table:table-cell office:value-type="float" office:value="9.909660389">
                <text:p>9.9096603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">
                <text:p>4.23</text:p>
              </table:table-cell>
              <table:table-cell office:value-type="float" office:value="9.929684264">
                <text:p>9.929684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">
                <text:p>4.24</text:p>
              </table:table-cell>
              <table:table-cell office:value-type="float" office:value="9.927779452">
                <text:p>9.9277794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">
                <text:p>4.25</text:p>
              </table:table-cell>
              <table:table-cell office:value-type="float" office:value="9.91803061">
                <text:p>9.918030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">
                <text:p>4.26</text:p>
              </table:table-cell>
              <table:table-cell office:value-type="float" office:value="9.915075554">
                <text:p>9.9150755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">
                <text:p>4.27</text:p>
              </table:table-cell>
              <table:table-cell office:value-type="float" office:value="9.914471926">
                <text:p>9.9144719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">
                <text:p>4.28</text:p>
              </table:table-cell>
              <table:table-cell office:value-type="float" office:value="9.903531132">
                <text:p>9.9035311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">
                <text:p>4.29</text:p>
              </table:table-cell>
              <table:table-cell office:value-type="float" office:value="9.914818018">
                <text:p>9.9148180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">
                <text:p>4.3</text:p>
              </table:table-cell>
              <table:table-cell office:value-type="float" office:value="9.921916896">
                <text:p>9.9219168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">
                <text:p>4.31</text:p>
              </table:table-cell>
              <table:table-cell office:value-type="float" office:value="9.921006527">
                <text:p>9.9210065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">
                <text:p>4.32</text:p>
              </table:table-cell>
              <table:table-cell office:value-type="float" office:value="9.907530064">
                <text:p>9.9075300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">
                <text:p>4.33</text:p>
              </table:table-cell>
              <table:table-cell office:value-type="float" office:value="9.910887219">
                <text:p>9.9108872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">
                <text:p>4.34</text:p>
              </table:table-cell>
              <table:table-cell office:value-type="float" office:value="9.91008753">
                <text:p>9.910087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">
                <text:p>4.35</text:p>
              </table:table-cell>
              <table:table-cell office:value-type="float" office:value="9.905163244">
                <text:p>9.9051632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">
                <text:p>4.36</text:p>
              </table:table-cell>
              <table:table-cell office:value-type="float" office:value="9.912884498">
                <text:p>9.9128844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">
                <text:p>4.37</text:p>
              </table:table-cell>
              <table:table-cell office:value-type="float" office:value="9.904460765">
                <text:p>9.9044607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">
                <text:p>4.38</text:p>
              </table:table-cell>
              <table:table-cell office:value-type="float" office:value="9.887042081">
                <text:p>9.8870420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">
                <text:p>4.39</text:p>
              </table:table-cell>
              <table:table-cell office:value-type="float" office:value="9.874445925">
                <text:p>9.8744459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">
                <text:p>4.4</text:p>
              </table:table-cell>
              <table:table-cell office:value-type="float" office:value="9.880305505">
                <text:p>9.8803055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">
                <text:p>4.41</text:p>
              </table:table-cell>
              <table:table-cell office:value-type="float" office:value="9.886738169">
                <text:p>9.8867381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">
                <text:p>4.42</text:p>
              </table:table-cell>
              <table:table-cell office:value-type="float" office:value="9.894586877">
                <text:p>9.8945868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">
                <text:p>4.43</text:p>
              </table:table-cell>
              <table:table-cell office:value-type="float" office:value="9.894931109">
                <text:p>9.8949311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">
                <text:p>4.44</text:p>
              </table:table-cell>
              <table:table-cell office:value-type="float" office:value="9.869434549">
                <text:p>9.8694345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">
                <text:p>4.45</text:p>
              </table:table-cell>
              <table:table-cell office:value-type="float" office:value="9.88655107">
                <text:p>9.886551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">
                <text:p>4.46</text:p>
              </table:table-cell>
              <table:table-cell office:value-type="float" office:value="9.891105894">
                <text:p>9.8911058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">
                <text:p>4.47</text:p>
              </table:table-cell>
              <table:table-cell office:value-type="float" office:value="9.885638399">
                <text:p>9.8856383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">
                <text:p>4.48</text:p>
              </table:table-cell>
              <table:table-cell office:value-type="float" office:value="9.871105341">
                <text:p>9.871105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">
                <text:p>4.49</text:p>
              </table:table-cell>
              <table:table-cell office:value-type="float" office:value="9.853493703">
                <text:p>9.8534937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">
                <text:p>4.5</text:p>
              </table:table-cell>
              <table:table-cell office:value-type="float" office:value="9.853390989">
                <text:p>9.8533909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">
                <text:p>4.51</text:p>
              </table:table-cell>
              <table:table-cell office:value-type="float" office:value="9.856263554">
                <text:p>9.8562635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">
                <text:p>4.52</text:p>
              </table:table-cell>
              <table:table-cell office:value-type="float" office:value="9.859655852">
                <text:p>9.8596558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">
                <text:p>4.53</text:p>
              </table:table-cell>
              <table:table-cell office:value-type="float" office:value="9.862348196">
                <text:p>9.8623481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">
                <text:p>4.54</text:p>
              </table:table-cell>
              <table:table-cell office:value-type="float" office:value="9.853480578">
                <text:p>9.8534805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">
                <text:p>4.55</text:p>
              </table:table-cell>
              <table:table-cell office:value-type="float" office:value="9.851671694">
                <text:p>9.8516716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">
                <text:p>4.56</text:p>
              </table:table-cell>
              <table:table-cell office:value-type="float" office:value="9.880595383">
                <text:p>9.8805953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">
                <text:p>4.57</text:p>
              </table:table-cell>
              <table:table-cell office:value-type="float" office:value="9.889263738">
                <text:p>9.8892637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">
                <text:p>4.58</text:p>
              </table:table-cell>
              <table:table-cell office:value-type="float" office:value="9.87565676">
                <text:p>9.875656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">
                <text:p>4.59</text:p>
              </table:table-cell>
              <table:table-cell office:value-type="float" office:value="9.86622002">
                <text:p>9.866220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">
                <text:p>4.6</text:p>
              </table:table-cell>
              <table:table-cell office:value-type="float" office:value="9.873369208">
                <text:p>9.8733692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">
                <text:p>4.61</text:p>
              </table:table-cell>
              <table:table-cell office:value-type="float" office:value="9.859527442">
                <text:p>9.8595274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">
                <text:p>4.62</text:p>
              </table:table-cell>
              <table:table-cell office:value-type="float" office:value="9.833975647">
                <text:p>9.8339756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">
                <text:p>4.63</text:p>
              </table:table-cell>
              <table:table-cell office:value-type="float" office:value="9.805603729">
                <text:p>9.8056037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">
                <text:p>4.64</text:p>
              </table:table-cell>
              <table:table-cell office:value-type="float" office:value="9.803982278">
                <text:p>9.8039822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">
                <text:p>4.65</text:p>
              </table:table-cell>
              <table:table-cell office:value-type="float" office:value="9.828126455">
                <text:p>9.828126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">
                <text:p>4.66</text:p>
              </table:table-cell>
              <table:table-cell office:value-type="float" office:value="9.834549444">
                <text:p>9.8345494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">
                <text:p>4.67</text:p>
              </table:table-cell>
              <table:table-cell office:value-type="float" office:value="9.846477252">
                <text:p>9.8464772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">
                <text:p>4.68</text:p>
              </table:table-cell>
              <table:table-cell office:value-type="float" office:value="9.856263236">
                <text:p>9.8562632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">
                <text:p>4.69</text:p>
              </table:table-cell>
              <table:table-cell office:value-type="float" office:value="9.868593901">
                <text:p>9.8685939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">
                <text:p>4.7</text:p>
              </table:table-cell>
              <table:table-cell office:value-type="float" office:value="9.884670884">
                <text:p>9.8846708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">
                <text:p>4.71</text:p>
              </table:table-cell>
              <table:table-cell office:value-type="float" office:value="9.887835037">
                <text:p>9.8878350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">
                <text:p>4.72</text:p>
              </table:table-cell>
              <table:table-cell office:value-type="float" office:value="9.883650778">
                <text:p>9.8836507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">
                <text:p>4.73</text:p>
              </table:table-cell>
              <table:table-cell office:value-type="float" office:value="9.885461863">
                <text:p>9.8854618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">
                <text:p>4.74</text:p>
              </table:table-cell>
              <table:table-cell office:value-type="float" office:value="9.906739192">
                <text:p>9.906739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">
                <text:p>4.75</text:p>
              </table:table-cell>
              <table:table-cell office:value-type="float" office:value="9.913004068">
                <text:p>9.9130040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">
                <text:p>4.76</text:p>
              </table:table-cell>
              <table:table-cell office:value-type="float" office:value="9.903263602">
                <text:p>9.9032636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">
                <text:p>4.77</text:p>
              </table:table-cell>
              <table:table-cell office:value-type="float" office:value="9.900235729">
                <text:p>9.9002357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">
                <text:p>4.78</text:p>
              </table:table-cell>
              <table:table-cell office:value-type="float" office:value="9.898851427">
                <text:p>9.8988514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">
                <text:p>4.79</text:p>
              </table:table-cell>
              <table:table-cell office:value-type="float" office:value="9.890083689">
                <text:p>9.8900836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">
                <text:p>4.8</text:p>
              </table:table-cell>
              <table:table-cell office:value-type="float" office:value="9.897472431">
                <text:p>9.8974724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">
                <text:p>4.81</text:p>
              </table:table-cell>
              <table:table-cell office:value-type="float" office:value="9.895600247">
                <text:p>9.8956002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">
                <text:p>4.82</text:p>
              </table:table-cell>
              <table:table-cell office:value-type="float" office:value="9.886370998">
                <text:p>9.8863709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">
                <text:p>4.83</text:p>
              </table:table-cell>
              <table:table-cell office:value-type="float" office:value="9.874802597">
                <text:p>9.8748025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">
                <text:p>4.84</text:p>
              </table:table-cell>
              <table:table-cell office:value-type="float" office:value="9.857848949">
                <text:p>9.8578489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">
                <text:p>4.85</text:p>
              </table:table-cell>
              <table:table-cell office:value-type="float" office:value="9.862012671">
                <text:p>9.8620126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">
                <text:p>4.86</text:p>
              </table:table-cell>
              <table:table-cell office:value-type="float" office:value="9.866658344">
                <text:p>9.8666583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">
                <text:p>4.87</text:p>
              </table:table-cell>
              <table:table-cell office:value-type="float" office:value="9.834649161">
                <text:p>9.8346491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">
                <text:p>4.88</text:p>
              </table:table-cell>
              <table:table-cell office:value-type="float" office:value="9.826583704">
                <text:p>9.8265837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">
                <text:p>4.89</text:p>
              </table:table-cell>
              <table:table-cell office:value-type="float" office:value="9.837758478">
                <text:p>9.8377584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">
                <text:p>4.9</text:p>
              </table:table-cell>
              <table:table-cell office:value-type="float" office:value="9.850722023">
                <text:p>9.8507220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">
                <text:p>4.91</text:p>
              </table:table-cell>
              <table:table-cell office:value-type="float" office:value="9.864257692">
                <text:p>9.8642576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">
                <text:p>4.92</text:p>
              </table:table-cell>
              <table:table-cell office:value-type="float" office:value="9.871025183">
                <text:p>9.8710251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">
                <text:p>4.93</text:p>
              </table:table-cell>
              <table:table-cell office:value-type="float" office:value="9.862353971">
                <text:p>9.8623539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">
                <text:p>4.94</text:p>
              </table:table-cell>
              <table:table-cell office:value-type="float" office:value="9.863333266">
                <text:p>9.8633332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5">
                <text:p>4.95</text:p>
              </table:table-cell>
              <table:table-cell office:value-type="float" office:value="9.872746548">
                <text:p>9.8727465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">
                <text:p>4.96</text:p>
              </table:table-cell>
              <table:table-cell office:value-type="float" office:value="9.879107127">
                <text:p>9.8791071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">
                <text:p>4.97</text:p>
              </table:table-cell>
              <table:table-cell office:value-type="float" office:value="9.880235809">
                <text:p>9.8802358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">
                <text:p>4.98</text:p>
              </table:table-cell>
              <table:table-cell office:value-type="float" office:value="9.892241816">
                <text:p>9.8922418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">
                <text:p>4.99</text:p>
              </table:table-cell>
              <table:table-cell office:value-type="float" office:value="9.882045372">
                <text:p>9.8820453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9.888880035">
                <text:p>9.8888800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">
                <text:p>5.01</text:p>
              </table:table-cell>
              <table:table-cell office:value-type="float" office:value="9.888544066">
                <text:p>9.8885440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">
                <text:p>5.02</text:p>
              </table:table-cell>
              <table:table-cell office:value-type="float" office:value="9.908716595">
                <text:p>9.9087165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">
                <text:p>5.03</text:p>
              </table:table-cell>
              <table:table-cell office:value-type="float" office:value="9.919935966">
                <text:p>9.9199359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">
                <text:p>5.04</text:p>
              </table:table-cell>
              <table:table-cell office:value-type="float" office:value="9.917208834">
                <text:p>9.9172088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">
                <text:p>5.05</text:p>
              </table:table-cell>
              <table:table-cell office:value-type="float" office:value="9.913542982">
                <text:p>9.9135429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">
                <text:p>5.06</text:p>
              </table:table-cell>
              <table:table-cell office:value-type="float" office:value="9.913783485">
                <text:p>9.9137834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">
                <text:p>5.07</text:p>
              </table:table-cell>
              <table:table-cell office:value-type="float" office:value="9.906545233">
                <text:p>9.9065452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">
                <text:p>5.08</text:p>
              </table:table-cell>
              <table:table-cell office:value-type="float" office:value="9.89741898">
                <text:p>9.897418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">
                <text:p>5.09</text:p>
              </table:table-cell>
              <table:table-cell office:value-type="float" office:value="9.89774503">
                <text:p>9.897745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">
                <text:p>5.1</text:p>
              </table:table-cell>
              <table:table-cell office:value-type="float" office:value="9.901885484">
                <text:p>9.9018854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">
                <text:p>5.11</text:p>
              </table:table-cell>
              <table:table-cell office:value-type="float" office:value="9.90622356">
                <text:p>9.906223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">
                <text:p>5.12</text:p>
              </table:table-cell>
              <table:table-cell office:value-type="float" office:value="9.907181316">
                <text:p>9.9071813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">
                <text:p>5.13</text:p>
              </table:table-cell>
              <table:table-cell office:value-type="float" office:value="9.91081207">
                <text:p>9.910812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">
                <text:p>5.14</text:p>
              </table:table-cell>
              <table:table-cell office:value-type="float" office:value="9.928583856">
                <text:p>9.9285838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">
                <text:p>5.15</text:p>
              </table:table-cell>
              <table:table-cell office:value-type="float" office:value="9.912789407">
                <text:p>9.9127894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">
                <text:p>5.16</text:p>
              </table:table-cell>
              <table:table-cell office:value-type="float" office:value="9.913820184">
                <text:p>9.9138201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">
                <text:p>5.17</text:p>
              </table:table-cell>
              <table:table-cell office:value-type="float" office:value="9.934308715">
                <text:p>9.9343087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">
                <text:p>5.18</text:p>
              </table:table-cell>
              <table:table-cell office:value-type="float" office:value="9.929360595">
                <text:p>9.9293605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">
                <text:p>5.19</text:p>
              </table:table-cell>
              <table:table-cell office:value-type="float" office:value="9.910701463">
                <text:p>9.9107014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">
                <text:p>5.2</text:p>
              </table:table-cell>
              <table:table-cell office:value-type="float" office:value="9.903163376">
                <text:p>9.9031633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">
                <text:p>5.21</text:p>
              </table:table-cell>
              <table:table-cell office:value-type="float" office:value="9.900117582">
                <text:p>9.9001175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">
                <text:p>5.22</text:p>
              </table:table-cell>
              <table:table-cell office:value-type="float" office:value="9.892284645">
                <text:p>9.8922846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">
                <text:p>5.23</text:p>
              </table:table-cell>
              <table:table-cell office:value-type="float" office:value="9.886945427">
                <text:p>9.8869454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">
                <text:p>5.24</text:p>
              </table:table-cell>
              <table:table-cell office:value-type="float" office:value="9.87744024">
                <text:p>9.877440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5">
                <text:p>5.25</text:p>
              </table:table-cell>
              <table:table-cell office:value-type="float" office:value="9.877983167">
                <text:p>9.8779831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">
                <text:p>5.26</text:p>
              </table:table-cell>
              <table:table-cell office:value-type="float" office:value="9.883733462">
                <text:p>9.8837334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">
                <text:p>5.27</text:p>
              </table:table-cell>
              <table:table-cell office:value-type="float" office:value="9.897800495">
                <text:p>9.8978004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">
                <text:p>5.28</text:p>
              </table:table-cell>
              <table:table-cell office:value-type="float" office:value="9.901073062">
                <text:p>9.9010730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">
                <text:p>5.29</text:p>
              </table:table-cell>
              <table:table-cell office:value-type="float" office:value="9.90138138">
                <text:p>9.901381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">
                <text:p>5.3</text:p>
              </table:table-cell>
              <table:table-cell office:value-type="float" office:value="9.911650978">
                <text:p>9.9116509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">
                <text:p>5.31</text:p>
              </table:table-cell>
              <table:table-cell office:value-type="float" office:value="9.905911596">
                <text:p>9.9059115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">
                <text:p>5.32</text:p>
              </table:table-cell>
              <table:table-cell office:value-type="float" office:value="9.900870146">
                <text:p>9.9008701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">
                <text:p>5.33</text:p>
              </table:table-cell>
              <table:table-cell office:value-type="float" office:value="9.902482107">
                <text:p>9.9024821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">
                <text:p>5.34</text:p>
              </table:table-cell>
              <table:table-cell office:value-type="float" office:value="9.909401288">
                <text:p>9.9094012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">
                <text:p>5.35</text:p>
              </table:table-cell>
              <table:table-cell office:value-type="float" office:value="9.907339031">
                <text:p>9.9073390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">
                <text:p>5.36</text:p>
              </table:table-cell>
              <table:table-cell office:value-type="float" office:value="9.904548568">
                <text:p>9.9045485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">
                <text:p>5.37</text:p>
              </table:table-cell>
              <table:table-cell office:value-type="float" office:value="9.896325297">
                <text:p>9.8963252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">
                <text:p>5.38</text:p>
              </table:table-cell>
              <table:table-cell office:value-type="float" office:value="9.888040075">
                <text:p>9.8880400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">
                <text:p>5.39</text:p>
              </table:table-cell>
              <table:table-cell office:value-type="float" office:value="9.903036887">
                <text:p>9.9030368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">
                <text:p>5.4</text:p>
              </table:table-cell>
              <table:table-cell office:value-type="float" office:value="9.914038981">
                <text:p>9.9140389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1">
                <text:p>5.41</text:p>
              </table:table-cell>
              <table:table-cell office:value-type="float" office:value="9.919367516">
                <text:p>9.9193675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">
                <text:p>5.42</text:p>
              </table:table-cell>
              <table:table-cell office:value-type="float" office:value="9.920517534">
                <text:p>9.920517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">
                <text:p>5.43</text:p>
              </table:table-cell>
              <table:table-cell office:value-type="float" office:value="9.921677993">
                <text:p>9.9216779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">
                <text:p>5.44</text:p>
              </table:table-cell>
              <table:table-cell office:value-type="float" office:value="9.927830811">
                <text:p>9.9278308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">
                <text:p>5.45</text:p>
              </table:table-cell>
              <table:table-cell office:value-type="float" office:value="9.931161629">
                <text:p>9.9311616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">
                <text:p>5.46</text:p>
              </table:table-cell>
              <table:table-cell office:value-type="float" office:value="9.924567513">
                <text:p>9.9245675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">
                <text:p>5.47</text:p>
              </table:table-cell>
              <table:table-cell office:value-type="float" office:value="9.939292639">
                <text:p>9.9392926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">
                <text:p>5.48</text:p>
              </table:table-cell>
              <table:table-cell office:value-type="float" office:value="9.943133279">
                <text:p>9.9431332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">
                <text:p>5.49</text:p>
              </table:table-cell>
              <table:table-cell office:value-type="float" office:value="9.951240851">
                <text:p>9.9512408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">
                <text:p>5.5</text:p>
              </table:table-cell>
              <table:table-cell office:value-type="float" office:value="9.965468764">
                <text:p>9.9654687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">
                <text:p>5.51</text:p>
              </table:table-cell>
              <table:table-cell office:value-type="float" office:value="9.962414825">
                <text:p>9.9624148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">
                <text:p>5.52</text:p>
              </table:table-cell>
              <table:table-cell office:value-type="float" office:value="9.957963136">
                <text:p>9.9579631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">
                <text:p>5.53</text:p>
              </table:table-cell>
              <table:table-cell office:value-type="float" office:value="9.95598221">
                <text:p>9.955982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">
                <text:p>5.54</text:p>
              </table:table-cell>
              <table:table-cell office:value-type="float" office:value="9.971612581">
                <text:p>9.9716125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">
                <text:p>5.55</text:p>
              </table:table-cell>
              <table:table-cell office:value-type="float" office:value="9.99809632">
                <text:p>9.998096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">
                <text:p>5.56</text:p>
              </table:table-cell>
              <table:table-cell office:value-type="float" office:value="9.9837222">
                <text:p>9.98372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">
                <text:p>5.57</text:p>
              </table:table-cell>
              <table:table-cell office:value-type="float" office:value="9.977743614">
                <text:p>9.9777436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">
                <text:p>5.58</text:p>
              </table:table-cell>
              <table:table-cell office:value-type="float" office:value="9.984688498">
                <text:p>9.9846884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">
                <text:p>5.59</text:p>
              </table:table-cell>
              <table:table-cell office:value-type="float" office:value="9.989379463">
                <text:p>9.9893794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">
                <text:p>5.6</text:p>
              </table:table-cell>
              <table:table-cell office:value-type="float" office:value="9.997168747">
                <text:p>9.9971687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">
                <text:p>5.61</text:p>
              </table:table-cell>
              <table:table-cell office:value-type="float" office:value="10.00773304">
                <text:p>10.007733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">
                <text:p>5.62</text:p>
              </table:table-cell>
              <table:table-cell office:value-type="float" office:value="10.00852727">
                <text:p>10.008527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">
                <text:p>5.63</text:p>
              </table:table-cell>
              <table:table-cell office:value-type="float" office:value="10.01001222">
                <text:p>10.010012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">
                <text:p>5.64</text:p>
              </table:table-cell>
              <table:table-cell office:value-type="float" office:value="9.980421994">
                <text:p>9.9804219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">
                <text:p>5.65</text:p>
              </table:table-cell>
              <table:table-cell office:value-type="float" office:value="9.971944801">
                <text:p>9.9719448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">
                <text:p>5.66</text:p>
              </table:table-cell>
              <table:table-cell office:value-type="float" office:value="9.971168311">
                <text:p>9.9711683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">
                <text:p>5.67</text:p>
              </table:table-cell>
              <table:table-cell office:value-type="float" office:value="9.945704359">
                <text:p>9.9457043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">
                <text:p>5.68</text:p>
              </table:table-cell>
              <table:table-cell office:value-type="float" office:value="9.947058298">
                <text:p>9.9470582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">
                <text:p>5.69</text:p>
              </table:table-cell>
              <table:table-cell office:value-type="float" office:value="9.935556314">
                <text:p>9.9355563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">
                <text:p>5.7</text:p>
              </table:table-cell>
              <table:table-cell office:value-type="float" office:value="9.940435974">
                <text:p>9.9404359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">
                <text:p>5.71</text:p>
              </table:table-cell>
              <table:table-cell office:value-type="float" office:value="9.965198977">
                <text:p>9.9651989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">
                <text:p>5.72</text:p>
              </table:table-cell>
              <table:table-cell office:value-type="float" office:value="9.975632273">
                <text:p>9.9756322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">
                <text:p>5.73</text:p>
              </table:table-cell>
              <table:table-cell office:value-type="float" office:value="9.977067194">
                <text:p>9.9770671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">
                <text:p>5.74</text:p>
              </table:table-cell>
              <table:table-cell office:value-type="float" office:value="9.97640808">
                <text:p>9.976408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">
                <text:p>5.75</text:p>
              </table:table-cell>
              <table:table-cell office:value-type="float" office:value="9.974942274">
                <text:p>9.974942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">
                <text:p>5.76</text:p>
              </table:table-cell>
              <table:table-cell office:value-type="float" office:value="9.975349303">
                <text:p>9.9753493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">
                <text:p>5.77</text:p>
              </table:table-cell>
              <table:table-cell office:value-type="float" office:value="9.971832576">
                <text:p>9.9718325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">
                <text:p>5.78</text:p>
              </table:table-cell>
              <table:table-cell office:value-type="float" office:value="10.00053302">
                <text:p>10.000533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">
                <text:p>5.79</text:p>
              </table:table-cell>
              <table:table-cell office:value-type="float" office:value="10.00096577">
                <text:p>10.000965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">
                <text:p>5.8</text:p>
              </table:table-cell>
              <table:table-cell office:value-type="float" office:value="10.00760296">
                <text:p>10.007602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">
                <text:p>5.81</text:p>
              </table:table-cell>
              <table:table-cell office:value-type="float" office:value="10.01152892">
                <text:p>10.011528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">
                <text:p>5.82</text:p>
              </table:table-cell>
              <table:table-cell office:value-type="float" office:value="10.01599725">
                <text:p>10.015997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">
                <text:p>5.83</text:p>
              </table:table-cell>
              <table:table-cell office:value-type="float" office:value="10.01418743">
                <text:p>10.014187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">
                <text:p>5.84</text:p>
              </table:table-cell>
              <table:table-cell office:value-type="float" office:value="10.03415094">
                <text:p>10.034150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">
                <text:p>5.85</text:p>
              </table:table-cell>
              <table:table-cell office:value-type="float" office:value="10.03889069">
                <text:p>10.038890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">
                <text:p>5.86</text:p>
              </table:table-cell>
              <table:table-cell office:value-type="float" office:value="10.0309085">
                <text:p>10.03090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">
                <text:p>5.87</text:p>
              </table:table-cell>
              <table:table-cell office:value-type="float" office:value="10.02331249">
                <text:p>10.023312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">
                <text:p>5.88</text:p>
              </table:table-cell>
              <table:table-cell office:value-type="float" office:value="10.00243659">
                <text:p>10.002436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">
                <text:p>5.89</text:p>
              </table:table-cell>
              <table:table-cell office:value-type="float" office:value="10.00025239">
                <text:p>10.000252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">
                <text:p>5.9</text:p>
              </table:table-cell>
              <table:table-cell office:value-type="float" office:value="10.01891251">
                <text:p>10.018912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">
                <text:p>5.91</text:p>
              </table:table-cell>
              <table:table-cell office:value-type="float" office:value="10.01941716">
                <text:p>10.019417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">
                <text:p>5.92</text:p>
              </table:table-cell>
              <table:table-cell office:value-type="float" office:value="10.00994916">
                <text:p>10.009949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">
                <text:p>5.93</text:p>
              </table:table-cell>
              <table:table-cell office:value-type="float" office:value="10.01215669">
                <text:p>10.012156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">
                <text:p>5.94</text:p>
              </table:table-cell>
              <table:table-cell office:value-type="float" office:value="10.02483985">
                <text:p>10.024839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">
                <text:p>5.95</text:p>
              </table:table-cell>
              <table:table-cell office:value-type="float" office:value="10.04763163">
                <text:p>10.047631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">
                <text:p>5.96</text:p>
              </table:table-cell>
              <table:table-cell office:value-type="float" office:value="10.04613442">
                <text:p>10.046134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">
                <text:p>5.97</text:p>
              </table:table-cell>
              <table:table-cell office:value-type="float" office:value="10.04702149">
                <text:p>10.047021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">
                <text:p>5.98</text:p>
              </table:table-cell>
              <table:table-cell office:value-type="float" office:value="10.04668272">
                <text:p>10.046682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">
                <text:p>5.99</text:p>
              </table:table-cell>
              <table:table-cell office:value-type="float" office:value="10.03601928">
                <text:p>10.036019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0.02685251">
                <text:p>10.026852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">
                <text:p>6.01</text:p>
              </table:table-cell>
              <table:table-cell office:value-type="float" office:value="10.02506928">
                <text:p>10.025069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">
                <text:p>6.02</text:p>
              </table:table-cell>
              <table:table-cell office:value-type="float" office:value="10.02455946">
                <text:p>10.024559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">
                <text:p>6.03</text:p>
              </table:table-cell>
              <table:table-cell office:value-type="float" office:value="10.01704835">
                <text:p>10.017048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">
                <text:p>6.04</text:p>
              </table:table-cell>
              <table:table-cell office:value-type="float" office:value="10.01782035">
                <text:p>10.017820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">
                <text:p>6.05</text:p>
              </table:table-cell>
              <table:table-cell office:value-type="float" office:value="10.00944359">
                <text:p>10.009443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">
                <text:p>6.06</text:p>
              </table:table-cell>
              <table:table-cell office:value-type="float" office:value="10.01058564">
                <text:p>10.010585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">
                <text:p>6.07</text:p>
              </table:table-cell>
              <table:table-cell office:value-type="float" office:value="10.02234815">
                <text:p>10.022348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">
                <text:p>6.08</text:p>
              </table:table-cell>
              <table:table-cell office:value-type="float" office:value="10.0234964">
                <text:p>10.02349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">
                <text:p>6.09</text:p>
              </table:table-cell>
              <table:table-cell office:value-type="float" office:value="10.01823981">
                <text:p>10.0182398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">
                <text:p>6.1</text:p>
              </table:table-cell>
              <table:table-cell office:value-type="float" office:value="10.02638219">
                <text:p>10.026382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">
                <text:p>6.11</text:p>
              </table:table-cell>
              <table:table-cell office:value-type="float" office:value="10.03417367">
                <text:p>10.034173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">
                <text:p>6.12</text:p>
              </table:table-cell>
              <table:table-cell office:value-type="float" office:value="10.03626995">
                <text:p>10.036269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">
                <text:p>6.13</text:p>
              </table:table-cell>
              <table:table-cell office:value-type="float" office:value="10.05526939">
                <text:p>10.055269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">
                <text:p>6.14</text:p>
              </table:table-cell>
              <table:table-cell office:value-type="float" office:value="10.06888486">
                <text:p>10.068884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">
                <text:p>6.15</text:p>
              </table:table-cell>
              <table:table-cell office:value-type="float" office:value="10.06722648">
                <text:p>10.067226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">
                <text:p>6.16</text:p>
              </table:table-cell>
              <table:table-cell office:value-type="float" office:value="10.0703025">
                <text:p>10.07030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">
                <text:p>6.17</text:p>
              </table:table-cell>
              <table:table-cell office:value-type="float" office:value="10.08165291">
                <text:p>10.081652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">
                <text:p>6.18</text:p>
              </table:table-cell>
              <table:table-cell office:value-type="float" office:value="10.0824079">
                <text:p>10.08240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">
                <text:p>6.19</text:p>
              </table:table-cell>
              <table:table-cell office:value-type="float" office:value="10.08686096">
                <text:p>10.086860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">
                <text:p>6.2</text:p>
              </table:table-cell>
              <table:table-cell office:value-type="float" office:value="10.11423005">
                <text:p>10.114230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">
                <text:p>6.21</text:p>
              </table:table-cell>
              <table:table-cell office:value-type="float" office:value="10.12668332">
                <text:p>10.126683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">
                <text:p>6.22</text:p>
              </table:table-cell>
              <table:table-cell office:value-type="float" office:value="10.12963311">
                <text:p>10.129633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">
                <text:p>6.23</text:p>
              </table:table-cell>
              <table:table-cell office:value-type="float" office:value="10.13478911">
                <text:p>10.134789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">
                <text:p>6.24</text:p>
              </table:table-cell>
              <table:table-cell office:value-type="float" office:value="10.13734556">
                <text:p>10.137345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">
                <text:p>6.25</text:p>
              </table:table-cell>
              <table:table-cell office:value-type="float" office:value="10.12705016">
                <text:p>10.127050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">
                <text:p>6.26</text:p>
              </table:table-cell>
              <table:table-cell office:value-type="float" office:value="10.13127982">
                <text:p>10.131279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">
                <text:p>6.27</text:p>
              </table:table-cell>
              <table:table-cell office:value-type="float" office:value="10.13604933">
                <text:p>10.136049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">
                <text:p>6.28</text:p>
              </table:table-cell>
              <table:table-cell office:value-type="float" office:value="10.12052936">
                <text:p>10.120529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">
                <text:p>6.29</text:p>
              </table:table-cell>
              <table:table-cell office:value-type="float" office:value="10.10120117">
                <text:p>10.101201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">
                <text:p>6.3</text:p>
              </table:table-cell>
              <table:table-cell office:value-type="float" office:value="10.09115908">
                <text:p>10.091159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">
                <text:p>6.31</text:p>
              </table:table-cell>
              <table:table-cell office:value-type="float" office:value="10.08037857">
                <text:p>10.080378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">
                <text:p>6.32</text:p>
              </table:table-cell>
              <table:table-cell office:value-type="float" office:value="10.10239307">
                <text:p>10.102393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">
                <text:p>6.33</text:p>
              </table:table-cell>
              <table:table-cell office:value-type="float" office:value="10.11668122">
                <text:p>10.116681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">
                <text:p>6.34</text:p>
              </table:table-cell>
              <table:table-cell office:value-type="float" office:value="10.12974673">
                <text:p>10.129746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">
                <text:p>6.35</text:p>
              </table:table-cell>
              <table:table-cell office:value-type="float" office:value="10.14063373">
                <text:p>10.140633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">
                <text:p>6.36</text:p>
              </table:table-cell>
              <table:table-cell office:value-type="float" office:value="10.14483319">
                <text:p>10.144833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">
                <text:p>6.37</text:p>
              </table:table-cell>
              <table:table-cell office:value-type="float" office:value="10.13480586">
                <text:p>10.134805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">
                <text:p>6.38</text:p>
              </table:table-cell>
              <table:table-cell office:value-type="float" office:value="10.12136363">
                <text:p>10.121363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">
                <text:p>6.39</text:p>
              </table:table-cell>
              <table:table-cell office:value-type="float" office:value="10.10609544">
                <text:p>10.106095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">
                <text:p>6.4</text:p>
              </table:table-cell>
              <table:table-cell office:value-type="float" office:value="10.11169038">
                <text:p>10.111690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">
                <text:p>6.41</text:p>
              </table:table-cell>
              <table:table-cell office:value-type="float" office:value="10.12947478">
                <text:p>10.1294747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">
                <text:p>6.42</text:p>
              </table:table-cell>
              <table:table-cell office:value-type="float" office:value="10.13817461">
                <text:p>10.138174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">
                <text:p>6.43</text:p>
              </table:table-cell>
              <table:table-cell office:value-type="float" office:value="10.14878234">
                <text:p>10.148782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">
                <text:p>6.44</text:p>
              </table:table-cell>
              <table:table-cell office:value-type="float" office:value="10.1472024">
                <text:p>10.14720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">
                <text:p>6.45</text:p>
              </table:table-cell>
              <table:table-cell office:value-type="float" office:value="10.13136111">
                <text:p>10.131361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">
                <text:p>6.46</text:p>
              </table:table-cell>
              <table:table-cell office:value-type="float" office:value="10.14829223">
                <text:p>10.148292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">
                <text:p>6.47</text:p>
              </table:table-cell>
              <table:table-cell office:value-type="float" office:value="10.13604882">
                <text:p>10.136048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">
                <text:p>6.48</text:p>
              </table:table-cell>
              <table:table-cell office:value-type="float" office:value="10.15037536">
                <text:p>10.150375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">
                <text:p>6.49</text:p>
              </table:table-cell>
              <table:table-cell office:value-type="float" office:value="10.16018216">
                <text:p>10.160182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">
                <text:p>6.5</text:p>
              </table:table-cell>
              <table:table-cell office:value-type="float" office:value="10.16072488">
                <text:p>10.160724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">
                <text:p>6.51</text:p>
              </table:table-cell>
              <table:table-cell office:value-type="float" office:value="10.16962077">
                <text:p>10.169620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">
                <text:p>6.52</text:p>
              </table:table-cell>
              <table:table-cell office:value-type="float" office:value="10.17843948">
                <text:p>10.178439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">
                <text:p>6.53</text:p>
              </table:table-cell>
              <table:table-cell office:value-type="float" office:value="10.18169558">
                <text:p>10.181695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">
                <text:p>6.54</text:p>
              </table:table-cell>
              <table:table-cell office:value-type="float" office:value="10.18382404">
                <text:p>10.183824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">
                <text:p>6.55</text:p>
              </table:table-cell>
              <table:table-cell office:value-type="float" office:value="10.19232713">
                <text:p>10.192327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">
                <text:p>6.56</text:p>
              </table:table-cell>
              <table:table-cell office:value-type="float" office:value="10.19568734">
                <text:p>10.195687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">
                <text:p>6.57</text:p>
              </table:table-cell>
              <table:table-cell office:value-type="float" office:value="10.20941208">
                <text:p>10.209412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">
                <text:p>6.58</text:p>
              </table:table-cell>
              <table:table-cell office:value-type="float" office:value="10.20976454">
                <text:p>10.209764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">
                <text:p>6.59</text:p>
              </table:table-cell>
              <table:table-cell office:value-type="float" office:value="10.19115835">
                <text:p>10.191158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">
                <text:p>6.6</text:p>
              </table:table-cell>
              <table:table-cell office:value-type="float" office:value="10.18494464">
                <text:p>10.184944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">
                <text:p>6.61</text:p>
              </table:table-cell>
              <table:table-cell office:value-type="float" office:value="10.17722321">
                <text:p>10.177223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">
                <text:p>6.62</text:p>
              </table:table-cell>
              <table:table-cell office:value-type="float" office:value="10.19627536">
                <text:p>10.196275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3">
                <text:p>6.63</text:p>
              </table:table-cell>
              <table:table-cell office:value-type="float" office:value="10.23497754">
                <text:p>10.234977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">
                <text:p>6.64</text:p>
              </table:table-cell>
              <table:table-cell office:value-type="float" office:value="10.23789368">
                <text:p>10.237893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">
                <text:p>6.65</text:p>
              </table:table-cell>
              <table:table-cell office:value-type="float" office:value="10.22669182">
                <text:p>10.226691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">
                <text:p>6.66</text:p>
              </table:table-cell>
              <table:table-cell office:value-type="float" office:value="10.24538881">
                <text:p>10.245388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">
                <text:p>6.67</text:p>
              </table:table-cell>
              <table:table-cell office:value-type="float" office:value="10.2534433">
                <text:p>10.25344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">
                <text:p>6.68</text:p>
              </table:table-cell>
              <table:table-cell office:value-type="float" office:value="10.23141999">
                <text:p>10.231419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">
                <text:p>6.69</text:p>
              </table:table-cell>
              <table:table-cell office:value-type="float" office:value="10.23520325">
                <text:p>10.235203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">
                <text:p>6.7</text:p>
              </table:table-cell>
              <table:table-cell office:value-type="float" office:value="10.2687315">
                <text:p>10.26873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">
                <text:p>6.71</text:p>
              </table:table-cell>
              <table:table-cell office:value-type="float" office:value="10.27338791">
                <text:p>10.273387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">
                <text:p>6.72</text:p>
              </table:table-cell>
              <table:table-cell office:value-type="float" office:value="10.28078872">
                <text:p>10.280788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">
                <text:p>6.73</text:p>
              </table:table-cell>
              <table:table-cell office:value-type="float" office:value="10.27110686">
                <text:p>10.271106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">
                <text:p>6.74</text:p>
              </table:table-cell>
              <table:table-cell office:value-type="float" office:value="10.25567875">
                <text:p>10.255678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">
                <text:p>6.75</text:p>
              </table:table-cell>
              <table:table-cell office:value-type="float" office:value="10.24228745">
                <text:p>10.242287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">
                <text:p>6.76</text:p>
              </table:table-cell>
              <table:table-cell office:value-type="float" office:value="10.23419976">
                <text:p>10.234199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">
                <text:p>6.77</text:p>
              </table:table-cell>
              <table:table-cell office:value-type="float" office:value="10.22064235">
                <text:p>10.220642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">
                <text:p>6.78</text:p>
              </table:table-cell>
              <table:table-cell office:value-type="float" office:value="10.21726982">
                <text:p>10.217269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9">
                <text:p>6.79</text:p>
              </table:table-cell>
              <table:table-cell office:value-type="float" office:value="10.22719">
                <text:p>10.227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">
                <text:p>6.8</text:p>
              </table:table-cell>
              <table:table-cell office:value-type="float" office:value="10.21743653">
                <text:p>10.217436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">
                <text:p>6.81</text:p>
              </table:table-cell>
              <table:table-cell office:value-type="float" office:value="10.23653285">
                <text:p>10.236532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">
                <text:p>6.82</text:p>
              </table:table-cell>
              <table:table-cell office:value-type="float" office:value="10.23932001">
                <text:p>10.239320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">
                <text:p>6.83</text:p>
              </table:table-cell>
              <table:table-cell office:value-type="float" office:value="10.25264603">
                <text:p>10.252646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">
                <text:p>6.84</text:p>
              </table:table-cell>
              <table:table-cell office:value-type="float" office:value="10.26074855">
                <text:p>10.260748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">
                <text:p>6.85</text:p>
              </table:table-cell>
              <table:table-cell office:value-type="float" office:value="10.26405151">
                <text:p>10.264051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">
                <text:p>6.86</text:p>
              </table:table-cell>
              <table:table-cell office:value-type="float" office:value="10.25757506">
                <text:p>10.257575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">
                <text:p>6.87</text:p>
              </table:table-cell>
              <table:table-cell office:value-type="float" office:value="10.25662633">
                <text:p>10.256626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">
                <text:p>6.88</text:p>
              </table:table-cell>
              <table:table-cell office:value-type="float" office:value="10.26677671">
                <text:p>10.266776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">
                <text:p>6.89</text:p>
              </table:table-cell>
              <table:table-cell office:value-type="float" office:value="10.26794299">
                <text:p>10.267942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">
                <text:p>6.9</text:p>
              </table:table-cell>
              <table:table-cell office:value-type="float" office:value="10.27334653">
                <text:p>10.27334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">
                <text:p>6.91</text:p>
              </table:table-cell>
              <table:table-cell office:value-type="float" office:value="10.26989179">
                <text:p>10.269891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">
                <text:p>6.92</text:p>
              </table:table-cell>
              <table:table-cell office:value-type="float" office:value="10.25513416">
                <text:p>10.255134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">
                <text:p>6.93</text:p>
              </table:table-cell>
              <table:table-cell office:value-type="float" office:value="10.25878879">
                <text:p>10.258788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">
                <text:p>6.94</text:p>
              </table:table-cell>
              <table:table-cell office:value-type="float" office:value="10.24375329">
                <text:p>10.243753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">
                <text:p>6.95</text:p>
              </table:table-cell>
              <table:table-cell office:value-type="float" office:value="10.2589128">
                <text:p>10.25891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">
                <text:p>6.96</text:p>
              </table:table-cell>
              <table:table-cell office:value-type="float" office:value="10.29589934">
                <text:p>10.295899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">
                <text:p>6.97</text:p>
              </table:table-cell>
              <table:table-cell office:value-type="float" office:value="10.3035993">
                <text:p>10.30359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">
                <text:p>6.98</text:p>
              </table:table-cell>
              <table:table-cell office:value-type="float" office:value="10.30355576">
                <text:p>10.303555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">
                <text:p>6.99</text:p>
              </table:table-cell>
              <table:table-cell office:value-type="float" office:value="10.30813078">
                <text:p>10.3081307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  <table:table-cell office:value-type="float" office:value="10.31997877">
                <text:p>10.31997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">
                <text:p>7.01</text:p>
              </table:table-cell>
              <table:table-cell office:value-type="float" office:value="10.32442818">
                <text:p>10.324428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">
                <text:p>7.02</text:p>
              </table:table-cell>
              <table:table-cell office:value-type="float" office:value="10.33232683">
                <text:p>10.332326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">
                <text:p>7.03</text:p>
              </table:table-cell>
              <table:table-cell office:value-type="float" office:value="10.33531845">
                <text:p>10.3353184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4">
                <text:p>7.04</text:p>
              </table:table-cell>
              <table:table-cell office:value-type="float" office:value="10.33454322">
                <text:p>10.334543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">
                <text:p>7.05</text:p>
              </table:table-cell>
              <table:table-cell office:value-type="float" office:value="10.32924098">
                <text:p>10.329240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">
                <text:p>7.06</text:p>
              </table:table-cell>
              <table:table-cell office:value-type="float" office:value="10.32611051">
                <text:p>10.326110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">
                <text:p>7.07</text:p>
              </table:table-cell>
              <table:table-cell office:value-type="float" office:value="10.34112425">
                <text:p>10.341124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">
                <text:p>7.08</text:p>
              </table:table-cell>
              <table:table-cell office:value-type="float" office:value="10.33768642">
                <text:p>10.337686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">
                <text:p>7.09</text:p>
              </table:table-cell>
              <table:table-cell office:value-type="float" office:value="10.34826559">
                <text:p>10.348265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">
                <text:p>7.1</text:p>
              </table:table-cell>
              <table:table-cell office:value-type="float" office:value="10.36485659">
                <text:p>10.364856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">
                <text:p>7.11</text:p>
              </table:table-cell>
              <table:table-cell office:value-type="float" office:value="10.38593962">
                <text:p>10.385939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">
                <text:p>7.12</text:p>
              </table:table-cell>
              <table:table-cell office:value-type="float" office:value="10.39226105">
                <text:p>10.392261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">
                <text:p>7.13</text:p>
              </table:table-cell>
              <table:table-cell office:value-type="float" office:value="10.39495241">
                <text:p>10.394952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">
                <text:p>7.14</text:p>
              </table:table-cell>
              <table:table-cell office:value-type="float" office:value="10.38026643">
                <text:p>10.380266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">
                <text:p>7.15</text:p>
              </table:table-cell>
              <table:table-cell office:value-type="float" office:value="10.35297895">
                <text:p>10.352978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">
                <text:p>7.16</text:p>
              </table:table-cell>
              <table:table-cell office:value-type="float" office:value="10.33027369">
                <text:p>10.330273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">
                <text:p>7.17</text:p>
              </table:table-cell>
              <table:table-cell office:value-type="float" office:value="10.32428491">
                <text:p>10.324284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">
                <text:p>7.18</text:p>
              </table:table-cell>
              <table:table-cell office:value-type="float" office:value="10.33213791">
                <text:p>10.332137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">
                <text:p>7.19</text:p>
              </table:table-cell>
              <table:table-cell office:value-type="float" office:value="10.32668505">
                <text:p>10.326685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">
                <text:p>7.2</text:p>
              </table:table-cell>
              <table:table-cell office:value-type="float" office:value="10.33460961">
                <text:p>10.3346096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">
                <text:p>7.21</text:p>
              </table:table-cell>
              <table:table-cell office:value-type="float" office:value="10.3611097">
                <text:p>10.36110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">
                <text:p>7.22</text:p>
              </table:table-cell>
              <table:table-cell office:value-type="float" office:value="10.390541">
                <text:p>10.3905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">
                <text:p>7.23</text:p>
              </table:table-cell>
              <table:table-cell office:value-type="float" office:value="10.39997317">
                <text:p>10.399973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">
                <text:p>7.24</text:p>
              </table:table-cell>
              <table:table-cell office:value-type="float" office:value="10.40249066">
                <text:p>10.402490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">
                <text:p>7.25</text:p>
              </table:table-cell>
              <table:table-cell office:value-type="float" office:value="10.40564313">
                <text:p>10.405643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">
                <text:p>7.26</text:p>
              </table:table-cell>
              <table:table-cell office:value-type="float" office:value="10.41822766">
                <text:p>10.418227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">
                <text:p>7.27</text:p>
              </table:table-cell>
              <table:table-cell office:value-type="float" office:value="10.41968469">
                <text:p>10.419684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">
                <text:p>7.28</text:p>
              </table:table-cell>
              <table:table-cell office:value-type="float" office:value="10.4134718">
                <text:p>10.41347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">
                <text:p>7.29</text:p>
              </table:table-cell>
              <table:table-cell office:value-type="float" office:value="10.39741058">
                <text:p>10.397410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">
                <text:p>7.3</text:p>
              </table:table-cell>
              <table:table-cell office:value-type="float" office:value="10.38720269">
                <text:p>10.387202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">
                <text:p>7.31</text:p>
              </table:table-cell>
              <table:table-cell office:value-type="float" office:value="10.38294134">
                <text:p>10.382941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">
                <text:p>7.32</text:p>
              </table:table-cell>
              <table:table-cell office:value-type="float" office:value="10.39916144">
                <text:p>10.399161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">
                <text:p>7.33</text:p>
              </table:table-cell>
              <table:table-cell office:value-type="float" office:value="10.43281615">
                <text:p>10.432816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">
                <text:p>7.34</text:p>
              </table:table-cell>
              <table:table-cell office:value-type="float" office:value="10.45448627">
                <text:p>10.454486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">
                <text:p>7.35</text:p>
              </table:table-cell>
              <table:table-cell office:value-type="float" office:value="10.45544303">
                <text:p>10.455443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">
                <text:p>7.36</text:p>
              </table:table-cell>
              <table:table-cell office:value-type="float" office:value="10.43614597">
                <text:p>10.436145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">
                <text:p>7.37</text:p>
              </table:table-cell>
              <table:table-cell office:value-type="float" office:value="10.40969562">
                <text:p>10.409695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">
                <text:p>7.38</text:p>
              </table:table-cell>
              <table:table-cell office:value-type="float" office:value="10.39258155">
                <text:p>10.392581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">
                <text:p>7.39</text:p>
              </table:table-cell>
              <table:table-cell office:value-type="float" office:value="10.38970841">
                <text:p>10.389708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">
                <text:p>7.4</text:p>
              </table:table-cell>
              <table:table-cell office:value-type="float" office:value="10.41975675">
                <text:p>10.419756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">
                <text:p>7.41</text:p>
              </table:table-cell>
              <table:table-cell office:value-type="float" office:value="10.42977425">
                <text:p>10.429774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">
                <text:p>7.42</text:p>
              </table:table-cell>
              <table:table-cell office:value-type="float" office:value="10.42663468">
                <text:p>10.426634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">
                <text:p>7.43</text:p>
              </table:table-cell>
              <table:table-cell office:value-type="float" office:value="10.42816262">
                <text:p>10.428162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">
                <text:p>7.44</text:p>
              </table:table-cell>
              <table:table-cell office:value-type="float" office:value="10.42137667">
                <text:p>10.42137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">
                <text:p>7.45</text:p>
              </table:table-cell>
              <table:table-cell office:value-type="float" office:value="10.45169985">
                <text:p>10.451699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">
                <text:p>7.46</text:p>
              </table:table-cell>
              <table:table-cell office:value-type="float" office:value="10.44452263">
                <text:p>10.444522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">
                <text:p>7.47</text:p>
              </table:table-cell>
              <table:table-cell office:value-type="float" office:value="10.44050641">
                <text:p>10.440506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">
                <text:p>7.48</text:p>
              </table:table-cell>
              <table:table-cell office:value-type="float" office:value="10.46292643">
                <text:p>10.462926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9">
                <text:p>7.49</text:p>
              </table:table-cell>
              <table:table-cell office:value-type="float" office:value="10.47003476">
                <text:p>10.470034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">
                <text:p>7.5</text:p>
              </table:table-cell>
              <table:table-cell office:value-type="float" office:value="10.45551514">
                <text:p>10.455515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">
                <text:p>7.51</text:p>
              </table:table-cell>
              <table:table-cell office:value-type="float" office:value="10.44040485">
                <text:p>10.4404048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">
                <text:p>7.52</text:p>
              </table:table-cell>
              <table:table-cell office:value-type="float" office:value="10.44506009">
                <text:p>10.4450600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">
                <text:p>7.53</text:p>
              </table:table-cell>
              <table:table-cell office:value-type="float" office:value="10.45906644">
                <text:p>10.459066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">
                <text:p>7.54</text:p>
              </table:table-cell>
              <table:table-cell office:value-type="float" office:value="10.46882416">
                <text:p>10.468824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">
                <text:p>7.55</text:p>
              </table:table-cell>
              <table:table-cell office:value-type="float" office:value="10.46922211">
                <text:p>10.469222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">
                <text:p>7.56</text:p>
              </table:table-cell>
              <table:table-cell office:value-type="float" office:value="10.48768675">
                <text:p>10.487686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">
                <text:p>7.57</text:p>
              </table:table-cell>
              <table:table-cell office:value-type="float" office:value="10.51536039">
                <text:p>10.515360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8">
                <text:p>7.58</text:p>
              </table:table-cell>
              <table:table-cell office:value-type="float" office:value="10.52183273">
                <text:p>10.5218327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9">
                <text:p>7.59</text:p>
              </table:table-cell>
              <table:table-cell office:value-type="float" office:value="10.51354718">
                <text:p>10.513547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">
                <text:p>7.6</text:p>
              </table:table-cell>
              <table:table-cell office:value-type="float" office:value="10.50377022">
                <text:p>10.503770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">
                <text:p>7.61</text:p>
              </table:table-cell>
              <table:table-cell office:value-type="float" office:value="10.51661365">
                <text:p>10.516613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">
                <text:p>7.62</text:p>
              </table:table-cell>
              <table:table-cell office:value-type="float" office:value="10.5078289">
                <text:p>10.50782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">
                <text:p>7.63</text:p>
              </table:table-cell>
              <table:table-cell office:value-type="float" office:value="10.50771822">
                <text:p>10.507718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">
                <text:p>7.64</text:p>
              </table:table-cell>
              <table:table-cell office:value-type="float" office:value="10.50044935">
                <text:p>10.500449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">
                <text:p>7.65</text:p>
              </table:table-cell>
              <table:table-cell office:value-type="float" office:value="10.52287568">
                <text:p>10.522875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">
                <text:p>7.66</text:p>
              </table:table-cell>
              <table:table-cell office:value-type="float" office:value="10.5303916">
                <text:p>10.53039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">
                <text:p>7.67</text:p>
              </table:table-cell>
              <table:table-cell office:value-type="float" office:value="10.52975277">
                <text:p>10.529752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">
                <text:p>7.68</text:p>
              </table:table-cell>
              <table:table-cell office:value-type="float" office:value="10.54389121">
                <text:p>10.543891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">
                <text:p>7.69</text:p>
              </table:table-cell>
              <table:table-cell office:value-type="float" office:value="10.5606288">
                <text:p>10.56062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">
                <text:p>7.7</text:p>
              </table:table-cell>
              <table:table-cell office:value-type="float" office:value="10.56839433">
                <text:p>10.568394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">
                <text:p>7.71</text:p>
              </table:table-cell>
              <table:table-cell office:value-type="float" office:value="10.61654037">
                <text:p>10.6165403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">
                <text:p>7.72</text:p>
              </table:table-cell>
              <table:table-cell office:value-type="float" office:value="10.63740619">
                <text:p>10.637406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">
                <text:p>7.73</text:p>
              </table:table-cell>
              <table:table-cell office:value-type="float" office:value="10.64150303">
                <text:p>10.641503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">
                <text:p>7.74</text:p>
              </table:table-cell>
              <table:table-cell office:value-type="float" office:value="10.63981014">
                <text:p>10.639810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">
                <text:p>7.75</text:p>
              </table:table-cell>
              <table:table-cell office:value-type="float" office:value="10.66204346">
                <text:p>10.662043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">
                <text:p>7.76</text:p>
              </table:table-cell>
              <table:table-cell office:value-type="float" office:value="10.67749516">
                <text:p>10.677495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">
                <text:p>7.77</text:p>
              </table:table-cell>
              <table:table-cell office:value-type="float" office:value="10.68759661">
                <text:p>10.687596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">
                <text:p>7.78</text:p>
              </table:table-cell>
              <table:table-cell office:value-type="float" office:value="10.68555307">
                <text:p>10.685553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">
                <text:p>7.79</text:p>
              </table:table-cell>
              <table:table-cell office:value-type="float" office:value="10.67238773">
                <text:p>10.672387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">
                <text:p>7.8</text:p>
              </table:table-cell>
              <table:table-cell office:value-type="float" office:value="10.66251895">
                <text:p>10.662518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">
                <text:p>7.81</text:p>
              </table:table-cell>
              <table:table-cell office:value-type="float" office:value="10.66391791">
                <text:p>10.663917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">
                <text:p>7.82</text:p>
              </table:table-cell>
              <table:table-cell office:value-type="float" office:value="10.66205663">
                <text:p>10.6620566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">
                <text:p>7.83</text:p>
              </table:table-cell>
              <table:table-cell office:value-type="float" office:value="10.67642976">
                <text:p>10.676429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">
                <text:p>7.84</text:p>
              </table:table-cell>
              <table:table-cell office:value-type="float" office:value="10.67156188">
                <text:p>10.671561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">
                <text:p>7.85</text:p>
              </table:table-cell>
              <table:table-cell office:value-type="float" office:value="10.67446387">
                <text:p>10.674463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">
                <text:p>7.86</text:p>
              </table:table-cell>
              <table:table-cell office:value-type="float" office:value="10.64925017">
                <text:p>10.649250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">
                <text:p>7.87</text:p>
              </table:table-cell>
              <table:table-cell office:value-type="float" office:value="10.65361675">
                <text:p>10.653616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">
                <text:p>7.88</text:p>
              </table:table-cell>
              <table:table-cell office:value-type="float" office:value="10.66951324">
                <text:p>10.669513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">
                <text:p>7.89</text:p>
              </table:table-cell>
              <table:table-cell office:value-type="float" office:value="10.68826769">
                <text:p>10.688267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">
                <text:p>7.9</text:p>
              </table:table-cell>
              <table:table-cell office:value-type="float" office:value="10.67630655">
                <text:p>10.676306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">
                <text:p>7.91</text:p>
              </table:table-cell>
              <table:table-cell office:value-type="float" office:value="10.68001566">
                <text:p>10.6800156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">
                <text:p>7.92</text:p>
              </table:table-cell>
              <table:table-cell office:value-type="float" office:value="10.68217051">
                <text:p>10.682170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">
                <text:p>7.93</text:p>
              </table:table-cell>
              <table:table-cell office:value-type="float" office:value="10.67970272">
                <text:p>10.679702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">
                <text:p>7.94</text:p>
              </table:table-cell>
              <table:table-cell office:value-type="float" office:value="10.67744373">
                <text:p>10.6774437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">
                <text:p>7.95</text:p>
              </table:table-cell>
              <table:table-cell office:value-type="float" office:value="10.66656096">
                <text:p>10.666560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">
                <text:p>7.96</text:p>
              </table:table-cell>
              <table:table-cell office:value-type="float" office:value="10.63839773">
                <text:p>10.6383977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">
                <text:p>7.97</text:p>
              </table:table-cell>
              <table:table-cell office:value-type="float" office:value="10.64852119">
                <text:p>10.648521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">
                <text:p>7.98</text:p>
              </table:table-cell>
              <table:table-cell office:value-type="float" office:value="10.63557196">
                <text:p>10.635571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">
                <text:p>7.99</text:p>
              </table:table-cell>
              <table:table-cell office:value-type="float" office:value="10.65875848">
                <text:p>10.658758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">
                <text:p>8</text:p>
              </table:table-cell>
              <table:table-cell office:value-type="float" office:value="10.66640904">
                <text:p>10.666409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">
                <text:p>8.01</text:p>
              </table:table-cell>
              <table:table-cell office:value-type="float" office:value="10.6863136">
                <text:p>10.68631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">
                <text:p>8.02</text:p>
              </table:table-cell>
              <table:table-cell office:value-type="float" office:value="10.71401593">
                <text:p>10.714015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">
                <text:p>8.03</text:p>
              </table:table-cell>
              <table:table-cell office:value-type="float" office:value="10.77419159">
                <text:p>10.774191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">
                <text:p>8.04</text:p>
              </table:table-cell>
              <table:table-cell office:value-type="float" office:value="10.76998407">
                <text:p>10.769984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">
                <text:p>8.05</text:p>
              </table:table-cell>
              <table:table-cell office:value-type="float" office:value="10.77383815">
                <text:p>10.773838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">
                <text:p>8.06</text:p>
              </table:table-cell>
              <table:table-cell office:value-type="float" office:value="10.78321344">
                <text:p>10.783213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">
                <text:p>8.07</text:p>
              </table:table-cell>
              <table:table-cell office:value-type="float" office:value="10.77781049">
                <text:p>10.7778104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">
                <text:p>8.08</text:p>
              </table:table-cell>
              <table:table-cell office:value-type="float" office:value="10.78337639">
                <text:p>10.7833763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">
                <text:p>8.09</text:p>
              </table:table-cell>
              <table:table-cell office:value-type="float" office:value="10.7972233">
                <text:p>10.79722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">
                <text:p>8.1</text:p>
              </table:table-cell>
              <table:table-cell office:value-type="float" office:value="10.81910536">
                <text:p>10.819105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">
                <text:p>8.11</text:p>
              </table:table-cell>
              <table:table-cell office:value-type="float" office:value="10.79468739">
                <text:p>10.794687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">
                <text:p>8.12</text:p>
              </table:table-cell>
              <table:table-cell office:value-type="float" office:value="10.7975829">
                <text:p>10.79758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">
                <text:p>8.13</text:p>
              </table:table-cell>
              <table:table-cell office:value-type="float" office:value="10.8074719">
                <text:p>10.80747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">
                <text:p>8.14</text:p>
              </table:table-cell>
              <table:table-cell office:value-type="float" office:value="10.81286105">
                <text:p>10.812861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">
                <text:p>8.15</text:p>
              </table:table-cell>
              <table:table-cell office:value-type="float" office:value="10.80769026">
                <text:p>10.807690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">
                <text:p>8.16</text:p>
              </table:table-cell>
              <table:table-cell office:value-type="float" office:value="10.80039349">
                <text:p>10.800393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">
                <text:p>8.17</text:p>
              </table:table-cell>
              <table:table-cell office:value-type="float" office:value="10.79533563">
                <text:p>10.795335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">
                <text:p>8.18</text:p>
              </table:table-cell>
              <table:table-cell office:value-type="float" office:value="10.79727348">
                <text:p>10.797273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">
                <text:p>8.19</text:p>
              </table:table-cell>
              <table:table-cell office:value-type="float" office:value="10.81756758">
                <text:p>10.817567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">
                <text:p>8.2</text:p>
              </table:table-cell>
              <table:table-cell office:value-type="float" office:value="10.79706537">
                <text:p>10.797065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">
                <text:p>8.21</text:p>
              </table:table-cell>
              <table:table-cell office:value-type="float" office:value="10.79544627">
                <text:p>10.795446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">
                <text:p>8.22</text:p>
              </table:table-cell>
              <table:table-cell office:value-type="float" office:value="10.79045587">
                <text:p>10.790455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">
                <text:p>8.23</text:p>
              </table:table-cell>
              <table:table-cell office:value-type="float" office:value="10.8012581">
                <text:p>10.801258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">
                <text:p>8.24</text:p>
              </table:table-cell>
              <table:table-cell office:value-type="float" office:value="10.82459111">
                <text:p>10.824591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">
                <text:p>8.25</text:p>
              </table:table-cell>
              <table:table-cell office:value-type="float" office:value="10.82585566">
                <text:p>10.8258556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">
                <text:p>8.26</text:p>
              </table:table-cell>
              <table:table-cell office:value-type="float" office:value="10.85102288">
                <text:p>10.851022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">
                <text:p>8.27</text:p>
              </table:table-cell>
              <table:table-cell office:value-type="float" office:value="10.84766351">
                <text:p>10.847663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">
                <text:p>8.28</text:p>
              </table:table-cell>
              <table:table-cell office:value-type="float" office:value="10.86286908">
                <text:p>10.862869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">
                <text:p>8.29</text:p>
              </table:table-cell>
              <table:table-cell office:value-type="float" office:value="10.87075551">
                <text:p>10.870755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">
                <text:p>8.3</text:p>
              </table:table-cell>
              <table:table-cell office:value-type="float" office:value="10.85191428">
                <text:p>10.851914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">
                <text:p>8.31</text:p>
              </table:table-cell>
              <table:table-cell office:value-type="float" office:value="10.85749709">
                <text:p>10.857497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">
                <text:p>8.32</text:p>
              </table:table-cell>
              <table:table-cell office:value-type="float" office:value="10.83988813">
                <text:p>10.839888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">
                <text:p>8.33</text:p>
              </table:table-cell>
              <table:table-cell office:value-type="float" office:value="10.83710735">
                <text:p>10.837107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">
                <text:p>8.34</text:p>
              </table:table-cell>
              <table:table-cell office:value-type="float" office:value="10.85635761">
                <text:p>10.856357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">
                <text:p>8.35</text:p>
              </table:table-cell>
              <table:table-cell office:value-type="float" office:value="10.86759909">
                <text:p>10.867599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">
                <text:p>8.36</text:p>
              </table:table-cell>
              <table:table-cell office:value-type="float" office:value="10.86938927">
                <text:p>10.869389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">
                <text:p>8.37</text:p>
              </table:table-cell>
              <table:table-cell office:value-type="float" office:value="10.87387741">
                <text:p>10.873877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">
                <text:p>8.38</text:p>
              </table:table-cell>
              <table:table-cell office:value-type="float" office:value="10.88330969">
                <text:p>10.883309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">
                <text:p>8.39</text:p>
              </table:table-cell>
              <table:table-cell office:value-type="float" office:value="10.90995583">
                <text:p>10.909955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">
                <text:p>8.4</text:p>
              </table:table-cell>
              <table:table-cell office:value-type="float" office:value="10.9274278">
                <text:p>10.92742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">
                <text:p>8.41</text:p>
              </table:table-cell>
              <table:table-cell office:value-type="float" office:value="10.92516838">
                <text:p>10.925168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">
                <text:p>8.42</text:p>
              </table:table-cell>
              <table:table-cell office:value-type="float" office:value="10.91370008">
                <text:p>10.913700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">
                <text:p>8.43</text:p>
              </table:table-cell>
              <table:table-cell office:value-type="float" office:value="10.92841493">
                <text:p>10.928414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">
                <text:p>8.44</text:p>
              </table:table-cell>
              <table:table-cell office:value-type="float" office:value="10.95556397">
                <text:p>10.955563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">
                <text:p>8.45</text:p>
              </table:table-cell>
              <table:table-cell office:value-type="float" office:value="10.96153606">
                <text:p>10.9615360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">
                <text:p>8.46</text:p>
              </table:table-cell>
              <table:table-cell office:value-type="float" office:value="10.96840063">
                <text:p>10.968400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">
                <text:p>8.47</text:p>
              </table:table-cell>
              <table:table-cell office:value-type="float" office:value="10.97946829">
                <text:p>10.979468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">
                <text:p>8.48</text:p>
              </table:table-cell>
              <table:table-cell office:value-type="float" office:value="10.99089894">
                <text:p>10.990898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">
                <text:p>8.49</text:p>
              </table:table-cell>
              <table:table-cell office:value-type="float" office:value="10.96968937">
                <text:p>10.969689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">
                <text:p>8.5</text:p>
              </table:table-cell>
              <table:table-cell office:value-type="float" office:value="10.93094969">
                <text:p>10.9309496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">
                <text:p>8.51</text:p>
              </table:table-cell>
              <table:table-cell office:value-type="float" office:value="10.902478">
                <text:p>10.9024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">
                <text:p>8.52</text:p>
              </table:table-cell>
              <table:table-cell office:value-type="float" office:value="10.90151715">
                <text:p>10.901517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3">
                <text:p>8.53</text:p>
              </table:table-cell>
              <table:table-cell office:value-type="float" office:value="10.8931694">
                <text:p>10.893169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4">
                <text:p>8.54</text:p>
              </table:table-cell>
              <table:table-cell office:value-type="float" office:value="10.89884444">
                <text:p>10.898844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5">
                <text:p>8.55</text:p>
              </table:table-cell>
              <table:table-cell office:value-type="float" office:value="10.88894982">
                <text:p>10.8889498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6">
                <text:p>8.56</text:p>
              </table:table-cell>
              <table:table-cell office:value-type="float" office:value="10.88840291">
                <text:p>10.888402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7">
                <text:p>8.57</text:p>
              </table:table-cell>
              <table:table-cell office:value-type="float" office:value="10.90243114">
                <text:p>10.902431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8">
                <text:p>8.58</text:p>
              </table:table-cell>
              <table:table-cell office:value-type="float" office:value="10.92029649">
                <text:p>10.920296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9">
                <text:p>8.59</text:p>
              </table:table-cell>
              <table:table-cell office:value-type="float" office:value="10.9344457">
                <text:p>10.93444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">
                <text:p>8.6</text:p>
              </table:table-cell>
              <table:table-cell office:value-type="float" office:value="10.94502709">
                <text:p>10.945027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1">
                <text:p>8.61</text:p>
              </table:table-cell>
              <table:table-cell office:value-type="float" office:value="10.96015625">
                <text:p>10.960156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2">
                <text:p>8.62</text:p>
              </table:table-cell>
              <table:table-cell office:value-type="float" office:value="10.95476558">
                <text:p>10.954765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3">
                <text:p>8.63</text:p>
              </table:table-cell>
              <table:table-cell office:value-type="float" office:value="10.9640173">
                <text:p>10.96401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4">
                <text:p>8.64</text:p>
              </table:table-cell>
              <table:table-cell office:value-type="float" office:value="10.96901288">
                <text:p>10.969012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5">
                <text:p>8.65</text:p>
              </table:table-cell>
              <table:table-cell office:value-type="float" office:value="10.99448971">
                <text:p>10.994489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6">
                <text:p>8.66</text:p>
              </table:table-cell>
              <table:table-cell office:value-type="float" office:value="11.00355459">
                <text:p>11.0035545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7">
                <text:p>8.67</text:p>
              </table:table-cell>
              <table:table-cell office:value-type="float" office:value="11.00631859">
                <text:p>11.006318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8">
                <text:p>8.68</text:p>
              </table:table-cell>
              <table:table-cell office:value-type="float" office:value="11.01016396">
                <text:p>11.0101639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9">
                <text:p>8.69</text:p>
              </table:table-cell>
              <table:table-cell office:value-type="float" office:value="11.02311239">
                <text:p>11.023112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">
                <text:p>8.7</text:p>
              </table:table-cell>
              <table:table-cell office:value-type="float" office:value="11.03718076">
                <text:p>11.037180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1">
                <text:p>8.71</text:p>
              </table:table-cell>
              <table:table-cell office:value-type="float" office:value="11.03127373">
                <text:p>11.031273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2">
                <text:p>8.72</text:p>
              </table:table-cell>
              <table:table-cell office:value-type="float" office:value="11.0445914">
                <text:p>11.04459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3">
                <text:p>8.73</text:p>
              </table:table-cell>
              <table:table-cell office:value-type="float" office:value="11.04092439">
                <text:p>11.0409243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4">
                <text:p>8.74</text:p>
              </table:table-cell>
              <table:table-cell office:value-type="float" office:value="11.04412967">
                <text:p>11.044129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5">
                <text:p>8.75</text:p>
              </table:table-cell>
              <table:table-cell office:value-type="float" office:value="11.06342494">
                <text:p>11.063424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6">
                <text:p>8.76</text:p>
              </table:table-cell>
              <table:table-cell office:value-type="float" office:value="11.06620126">
                <text:p>11.066201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7">
                <text:p>8.77</text:p>
              </table:table-cell>
              <table:table-cell office:value-type="float" office:value="11.0647635">
                <text:p>11.06476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8">
                <text:p>8.78</text:p>
              </table:table-cell>
              <table:table-cell office:value-type="float" office:value="11.09515627">
                <text:p>11.095156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9">
                <text:p>8.79</text:p>
              </table:table-cell>
              <table:table-cell office:value-type="float" office:value="11.08221611">
                <text:p>11.082216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">
                <text:p>8.8</text:p>
              </table:table-cell>
              <table:table-cell office:value-type="float" office:value="11.09645904">
                <text:p>11.096459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1">
                <text:p>8.81</text:p>
              </table:table-cell>
              <table:table-cell office:value-type="float" office:value="11.10027969">
                <text:p>11.100279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2">
                <text:p>8.82</text:p>
              </table:table-cell>
              <table:table-cell office:value-type="float" office:value="11.10711182">
                <text:p>11.107111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3">
                <text:p>8.83</text:p>
              </table:table-cell>
              <table:table-cell office:value-type="float" office:value="11.10126388">
                <text:p>11.101263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4">
                <text:p>8.84</text:p>
              </table:table-cell>
              <table:table-cell office:value-type="float" office:value="11.09557562">
                <text:p>11.095575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5">
                <text:p>8.85</text:p>
              </table:table-cell>
              <table:table-cell office:value-type="float" office:value="11.09673788">
                <text:p>11.096737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6">
                <text:p>8.86</text:p>
              </table:table-cell>
              <table:table-cell office:value-type="float" office:value="11.06411414">
                <text:p>11.064114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7">
                <text:p>8.87</text:p>
              </table:table-cell>
              <table:table-cell office:value-type="float" office:value="11.06656466">
                <text:p>11.066564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8">
                <text:p>8.88</text:p>
              </table:table-cell>
              <table:table-cell office:value-type="float" office:value="11.06610825">
                <text:p>11.066108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9">
                <text:p>8.89</text:p>
              </table:table-cell>
              <table:table-cell office:value-type="float" office:value="11.07421773">
                <text:p>11.074217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">
                <text:p>8.9</text:p>
              </table:table-cell>
              <table:table-cell office:value-type="float" office:value="11.06547163">
                <text:p>11.065471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1">
                <text:p>8.91</text:p>
              </table:table-cell>
              <table:table-cell office:value-type="float" office:value="11.08208627">
                <text:p>11.082086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2">
                <text:p>8.92</text:p>
              </table:table-cell>
              <table:table-cell office:value-type="float" office:value="11.07130808">
                <text:p>11.071308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3">
                <text:p>8.93</text:p>
              </table:table-cell>
              <table:table-cell office:value-type="float" office:value="11.06393703">
                <text:p>11.063937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4">
                <text:p>8.94</text:p>
              </table:table-cell>
              <table:table-cell office:value-type="float" office:value="11.06476963">
                <text:p>11.064769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5">
                <text:p>8.95</text:p>
              </table:table-cell>
              <table:table-cell office:value-type="float" office:value="11.05893528">
                <text:p>11.058935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6">
                <text:p>8.96</text:p>
              </table:table-cell>
              <table:table-cell office:value-type="float" office:value="11.0649141">
                <text:p>11.06491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7">
                <text:p>8.97</text:p>
              </table:table-cell>
              <table:table-cell office:value-type="float" office:value="11.05612337">
                <text:p>11.056123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8">
                <text:p>8.98</text:p>
              </table:table-cell>
              <table:table-cell office:value-type="float" office:value="11.06377903">
                <text:p>11.0637790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9">
                <text:p>8.99</text:p>
              </table:table-cell>
              <table:table-cell office:value-type="float" office:value="11.09765434">
                <text:p>11.097654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">
                <text:p>9</text:p>
              </table:table-cell>
              <table:table-cell office:value-type="float" office:value="11.1323577">
                <text:p>11.13235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1">
                <text:p>9.01</text:p>
              </table:table-cell>
              <table:table-cell office:value-type="float" office:value="11.14911039">
                <text:p>11.149110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2">
                <text:p>9.02</text:p>
              </table:table-cell>
              <table:table-cell office:value-type="float" office:value="11.14596381">
                <text:p>11.145963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3">
                <text:p>9.03</text:p>
              </table:table-cell>
              <table:table-cell office:value-type="float" office:value="11.15293748">
                <text:p>11.152937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4">
                <text:p>9.04</text:p>
              </table:table-cell>
              <table:table-cell office:value-type="float" office:value="11.13925416">
                <text:p>11.139254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5">
                <text:p>9.05</text:p>
              </table:table-cell>
              <table:table-cell office:value-type="float" office:value="11.1283019">
                <text:p>11.12830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6">
                <text:p>9.06</text:p>
              </table:table-cell>
              <table:table-cell office:value-type="float" office:value="11.15881914">
                <text:p>11.158819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7">
                <text:p>9.07</text:p>
              </table:table-cell>
              <table:table-cell office:value-type="float" office:value="11.16757367">
                <text:p>11.167573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8">
                <text:p>9.08</text:p>
              </table:table-cell>
              <table:table-cell office:value-type="float" office:value="11.19834109">
                <text:p>11.198341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9">
                <text:p>9.09</text:p>
              </table:table-cell>
              <table:table-cell office:value-type="float" office:value="11.21318809">
                <text:p>11.2131880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">
                <text:p>9.1</text:p>
              </table:table-cell>
              <table:table-cell office:value-type="float" office:value="11.220942">
                <text:p>11.22094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1">
                <text:p>9.11</text:p>
              </table:table-cell>
              <table:table-cell office:value-type="float" office:value="11.19708363">
                <text:p>11.1970836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2">
                <text:p>9.12</text:p>
              </table:table-cell>
              <table:table-cell office:value-type="float" office:value="11.19583782">
                <text:p>11.195837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3">
                <text:p>9.13</text:p>
              </table:table-cell>
              <table:table-cell office:value-type="float" office:value="11.21432616">
                <text:p>11.214326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4">
                <text:p>9.14</text:p>
              </table:table-cell>
              <table:table-cell office:value-type="float" office:value="11.23923169">
                <text:p>11.239231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5">
                <text:p>9.15</text:p>
              </table:table-cell>
              <table:table-cell office:value-type="float" office:value="11.26363682">
                <text:p>11.263636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6">
                <text:p>9.16</text:p>
              </table:table-cell>
              <table:table-cell office:value-type="float" office:value="11.26444775">
                <text:p>11.264447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7">
                <text:p>9.17</text:p>
              </table:table-cell>
              <table:table-cell office:value-type="float" office:value="11.25069054">
                <text:p>11.250690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8">
                <text:p>9.18</text:p>
              </table:table-cell>
              <table:table-cell office:value-type="float" office:value="11.24117356">
                <text:p>11.241173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9">
                <text:p>9.19</text:p>
              </table:table-cell>
              <table:table-cell office:value-type="float" office:value="11.23069068">
                <text:p>11.230690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">
                <text:p>9.2</text:p>
              </table:table-cell>
              <table:table-cell office:value-type="float" office:value="11.20562393">
                <text:p>11.205623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1">
                <text:p>9.21</text:p>
              </table:table-cell>
              <table:table-cell office:value-type="float" office:value="11.22996833">
                <text:p>11.229968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2">
                <text:p>9.22</text:p>
              </table:table-cell>
              <table:table-cell office:value-type="float" office:value="11.25031919">
                <text:p>11.250319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3">
                <text:p>9.23</text:p>
              </table:table-cell>
              <table:table-cell office:value-type="float" office:value="11.27229482">
                <text:p>11.272294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4">
                <text:p>9.24</text:p>
              </table:table-cell>
              <table:table-cell office:value-type="float" office:value="11.27651331">
                <text:p>11.276513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5">
                <text:p>9.25</text:p>
              </table:table-cell>
              <table:table-cell office:value-type="float" office:value="11.29124275">
                <text:p>11.291242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6">
                <text:p>9.26</text:p>
              </table:table-cell>
              <table:table-cell office:value-type="float" office:value="11.29801416">
                <text:p>11.298014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7">
                <text:p>9.27</text:p>
              </table:table-cell>
              <table:table-cell office:value-type="float" office:value="11.27377387">
                <text:p>11.273773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8">
                <text:p>9.28</text:p>
              </table:table-cell>
              <table:table-cell office:value-type="float" office:value="11.28455416">
                <text:p>11.284554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9">
                <text:p>9.29</text:p>
              </table:table-cell>
              <table:table-cell office:value-type="float" office:value="11.25760144">
                <text:p>11.257601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">
                <text:p>9.3</text:p>
              </table:table-cell>
              <table:table-cell office:value-type="float" office:value="11.24609374">
                <text:p>11.2460937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1">
                <text:p>9.31</text:p>
              </table:table-cell>
              <table:table-cell office:value-type="float" office:value="11.25905069">
                <text:p>11.259050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2">
                <text:p>9.32</text:p>
              </table:table-cell>
              <table:table-cell office:value-type="float" office:value="11.28127143">
                <text:p>11.281271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3">
                <text:p>9.33</text:p>
              </table:table-cell>
              <table:table-cell office:value-type="float" office:value="11.31191128">
                <text:p>11.311911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4">
                <text:p>9.34</text:p>
              </table:table-cell>
              <table:table-cell office:value-type="float" office:value="11.32599601">
                <text:p>11.325996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5">
                <text:p>9.35</text:p>
              </table:table-cell>
              <table:table-cell office:value-type="float" office:value="11.30759041">
                <text:p>11.307590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6">
                <text:p>9.36</text:p>
              </table:table-cell>
              <table:table-cell office:value-type="float" office:value="11.28796487">
                <text:p>11.287964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7">
                <text:p>9.37</text:p>
              </table:table-cell>
              <table:table-cell office:value-type="float" office:value="11.27819919">
                <text:p>11.278199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8">
                <text:p>9.38</text:p>
              </table:table-cell>
              <table:table-cell office:value-type="float" office:value="11.2764518">
                <text:p>11.27645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9">
                <text:p>9.39</text:p>
              </table:table-cell>
              <table:table-cell office:value-type="float" office:value="11.29583447">
                <text:p>11.2958344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">
                <text:p>9.4</text:p>
              </table:table-cell>
              <table:table-cell office:value-type="float" office:value="11.28696739">
                <text:p>11.286967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1">
                <text:p>9.41</text:p>
              </table:table-cell>
              <table:table-cell office:value-type="float" office:value="11.28728547">
                <text:p>11.2872854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2">
                <text:p>9.42</text:p>
              </table:table-cell>
              <table:table-cell office:value-type="float" office:value="11.27651441">
                <text:p>11.276514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3">
                <text:p>9.43</text:p>
              </table:table-cell>
              <table:table-cell office:value-type="float" office:value="11.27257615">
                <text:p>11.272576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4">
                <text:p>9.44</text:p>
              </table:table-cell>
              <table:table-cell office:value-type="float" office:value="11.2754186">
                <text:p>11.275418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5">
                <text:p>9.45</text:p>
              </table:table-cell>
              <table:table-cell office:value-type="float" office:value="11.27966251">
                <text:p>11.279662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6">
                <text:p>9.46</text:p>
              </table:table-cell>
              <table:table-cell office:value-type="float" office:value="11.30958238">
                <text:p>11.309582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7">
                <text:p>9.47</text:p>
              </table:table-cell>
              <table:table-cell office:value-type="float" office:value="11.31255473">
                <text:p>11.312554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8">
                <text:p>9.48</text:p>
              </table:table-cell>
              <table:table-cell office:value-type="float" office:value="11.31242306">
                <text:p>11.312423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9">
                <text:p>9.49</text:p>
              </table:table-cell>
              <table:table-cell office:value-type="float" office:value="11.29893315">
                <text:p>11.298933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">
                <text:p>9.5</text:p>
              </table:table-cell>
              <table:table-cell office:value-type="float" office:value="11.28915731">
                <text:p>11.289157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1">
                <text:p>9.51</text:p>
              </table:table-cell>
              <table:table-cell office:value-type="float" office:value="11.29612792">
                <text:p>11.296127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2">
                <text:p>9.52</text:p>
              </table:table-cell>
              <table:table-cell office:value-type="float" office:value="11.29030254">
                <text:p>11.2903025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3">
                <text:p>9.53</text:p>
              </table:table-cell>
              <table:table-cell office:value-type="float" office:value="11.28246792">
                <text:p>11.282467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4">
                <text:p>9.54</text:p>
              </table:table-cell>
              <table:table-cell office:value-type="float" office:value="11.26860181">
                <text:p>11.268601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5">
                <text:p>9.55</text:p>
              </table:table-cell>
              <table:table-cell office:value-type="float" office:value="11.24900452">
                <text:p>11.249004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6">
                <text:p>9.56</text:p>
              </table:table-cell>
              <table:table-cell office:value-type="float" office:value="11.24096381">
                <text:p>11.240963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7">
                <text:p>9.57</text:p>
              </table:table-cell>
              <table:table-cell office:value-type="float" office:value="11.25811026">
                <text:p>11.258110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8">
                <text:p>9.58</text:p>
              </table:table-cell>
              <table:table-cell office:value-type="float" office:value="11.25924509">
                <text:p>11.259245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9">
                <text:p>9.59</text:p>
              </table:table-cell>
              <table:table-cell office:value-type="float" office:value="11.23787535">
                <text:p>11.237875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">
                <text:p>9.6</text:p>
              </table:table-cell>
              <table:table-cell office:value-type="float" office:value="11.25824321">
                <text:p>11.258243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1">
                <text:p>9.61</text:p>
              </table:table-cell>
              <table:table-cell office:value-type="float" office:value="11.2760822">
                <text:p>11.27608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2">
                <text:p>9.62</text:p>
              </table:table-cell>
              <table:table-cell office:value-type="float" office:value="11.27739446">
                <text:p>11.277394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3">
                <text:p>9.63</text:p>
              </table:table-cell>
              <table:table-cell office:value-type="float" office:value="11.28166001">
                <text:p>11.281660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4">
                <text:p>9.64</text:p>
              </table:table-cell>
              <table:table-cell office:value-type="float" office:value="11.28232285">
                <text:p>11.2823228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5">
                <text:p>9.65</text:p>
              </table:table-cell>
              <table:table-cell office:value-type="float" office:value="11.2836519">
                <text:p>11.28365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6">
                <text:p>9.66</text:p>
              </table:table-cell>
              <table:table-cell office:value-type="float" office:value="11.28917515">
                <text:p>11.289175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7">
                <text:p>9.67</text:p>
              </table:table-cell>
              <table:table-cell office:value-type="float" office:value="11.2986108">
                <text:p>11.29861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8">
                <text:p>9.68</text:p>
              </table:table-cell>
              <table:table-cell office:value-type="float" office:value="11.3235263">
                <text:p>11.32352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9">
                <text:p>9.69</text:p>
              </table:table-cell>
              <table:table-cell office:value-type="float" office:value="11.33721597">
                <text:p>11.337215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">
                <text:p>9.7</text:p>
              </table:table-cell>
              <table:table-cell office:value-type="float" office:value="11.33134927">
                <text:p>11.331349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1">
                <text:p>9.71</text:p>
              </table:table-cell>
              <table:table-cell office:value-type="float" office:value="11.35061335">
                <text:p>11.350613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2">
                <text:p>9.72</text:p>
              </table:table-cell>
              <table:table-cell office:value-type="float" office:value="11.32650009">
                <text:p>11.326500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3">
                <text:p>9.73</text:p>
              </table:table-cell>
              <table:table-cell office:value-type="float" office:value="11.31734368">
                <text:p>11.317343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4">
                <text:p>9.74</text:p>
              </table:table-cell>
              <table:table-cell office:value-type="float" office:value="11.34261549">
                <text:p>11.342615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5">
                <text:p>9.75</text:p>
              </table:table-cell>
              <table:table-cell office:value-type="float" office:value="11.3730082">
                <text:p>11.37300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6">
                <text:p>9.76</text:p>
              </table:table-cell>
              <table:table-cell office:value-type="float" office:value="11.39992576">
                <text:p>11.399925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7">
                <text:p>9.77</text:p>
              </table:table-cell>
              <table:table-cell office:value-type="float" office:value="11.39711205">
                <text:p>11.397112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8">
                <text:p>9.78</text:p>
              </table:table-cell>
              <table:table-cell office:value-type="float" office:value="11.40195967">
                <text:p>11.401959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9">
                <text:p>9.79</text:p>
              </table:table-cell>
              <table:table-cell office:value-type="float" office:value="11.40353869">
                <text:p>11.403538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">
                <text:p>9.8</text:p>
              </table:table-cell>
              <table:table-cell office:value-type="float" office:value="11.41035463">
                <text:p>11.410354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1">
                <text:p>9.81</text:p>
              </table:table-cell>
              <table:table-cell office:value-type="float" office:value="11.40951764">
                <text:p>11.409517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2">
                <text:p>9.82</text:p>
              </table:table-cell>
              <table:table-cell office:value-type="float" office:value="11.41928284">
                <text:p>11.4192828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3">
                <text:p>9.83</text:p>
              </table:table-cell>
              <table:table-cell office:value-type="float" office:value="11.41499141">
                <text:p>11.414991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4">
                <text:p>9.84</text:p>
              </table:table-cell>
              <table:table-cell office:value-type="float" office:value="11.42993278">
                <text:p>11.429932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5">
                <text:p>9.85</text:p>
              </table:table-cell>
              <table:table-cell office:value-type="float" office:value="11.44419083">
                <text:p>11.444190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6">
                <text:p>9.86</text:p>
              </table:table-cell>
              <table:table-cell office:value-type="float" office:value="11.44224179">
                <text:p>11.442241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7">
                <text:p>9.87</text:p>
              </table:table-cell>
              <table:table-cell office:value-type="float" office:value="11.44974544">
                <text:p>11.449745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8">
                <text:p>9.88</text:p>
              </table:table-cell>
              <table:table-cell office:value-type="float" office:value="11.46794016">
                <text:p>11.467940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9">
                <text:p>9.89</text:p>
              </table:table-cell>
              <table:table-cell office:value-type="float" office:value="11.50010745">
                <text:p>11.500107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">
                <text:p>9.9</text:p>
              </table:table-cell>
              <table:table-cell office:value-type="float" office:value="11.52766476">
                <text:p>11.5276647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1">
                <text:p>9.91</text:p>
              </table:table-cell>
              <table:table-cell office:value-type="float" office:value="11.52165452">
                <text:p>11.521654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2">
                <text:p>9.92</text:p>
              </table:table-cell>
              <table:table-cell office:value-type="float" office:value="11.50740634">
                <text:p>11.507406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3">
                <text:p>9.93</text:p>
              </table:table-cell>
              <table:table-cell office:value-type="float" office:value="11.5191975">
                <text:p>11.51919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4">
                <text:p>9.94</text:p>
              </table:table-cell>
              <table:table-cell office:value-type="float" office:value="11.49990691">
                <text:p>11.499906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5">
                <text:p>9.95</text:p>
              </table:table-cell>
              <table:table-cell office:value-type="float" office:value="11.54662412">
                <text:p>11.546624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">
                <text:p>9.96</text:p>
              </table:table-cell>
              <table:table-cell office:value-type="float" office:value="11.55073327">
                <text:p>11.550733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7">
                <text:p>9.97</text:p>
              </table:table-cell>
              <table:table-cell office:value-type="float" office:value="11.55809303">
                <text:p>11.558093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8">
                <text:p>9.98</text:p>
              </table:table-cell>
              <table:table-cell office:value-type="float" office:value="11.58167637">
                <text:p>11.581676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9">
                <text:p>9.99</text:p>
              </table:table-cell>
              <table:table-cell office:value-type="float" office:value="11.61158952">
                <text:p>11.61158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